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83.09mm" svg:height="165.27mm" svg:x="1145.39mm" svg:y="9.03mm">
            <loext:p draw:notify-on-update-of-ranges="Planilha1.F2:Planilha1.F2 Planilha1.F3:Planilha1.F202 Planilha1.L2:Planilha1.L2 Planilha1.L3:Planilha1.L202 Planilha1.R2:Planilha1.R2 Planilha1.R3:Planilha1.R202 Planilha1.X2:Planilha1.X2 Planilha1.X3:Planilha1.X202 Planilha1.AD2:Planilha1.AD2 Planilha1.AD3:Planilha1.AD202 Planilha1.AJ2:Planilha1.AJ2 Planilha1.AJ3:Planilha1.AJ202 Planilha1.AV2:Planilha1.AV2 Planilha1.AV3:Planilha1.AV202 Planilha1.BB2:Planilha1.BB2 Planilha1.BB3:Planilha1.BB202 Planilha1.AP2:Planilha1.AP2 Planilha1.AP3:Planilha1.AP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33mm" svg:height="197.69mm" svg:x="436.81mm" svg:y="250.97mm">
            <loext:p draw:notify-on-update-of-ranges="Planilha1.D2:Planilha1.D2 Planilha1.D3:Planilha1.D202 Planilha1.J2:Planilha1.J2 Planilha1.J3:Planilha1.J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6.96mm" svg:height="161.57mm" svg:x="869.57mm" svg:y="10.03mm">
            <loext:p draw:notify-on-update-of-ranges="Planilha1.D2:Planilha1.D2 Planilha1.D3:Planilha1.D202 Planilha1.AN2:Planilha1.AN2 Planilha1.AN3:Planilha1.AN115 Planilha1.J2:Planilha1.J2 Planilha1.J3:Planilha1.J202 Planilha1.P2:Planilha1.P2 Planilha1.P3:Planilha1.P202 Planilha1.V2:Planilha1.V2 Planilha1.V3:Planilha1.V202 Planilha1.AB2:Planilha1.AB2 Planilha1.AB3:Planilha1.AB202 Planilha1.AH2:Planilha1.AH2 Planilha1.AH3:Planilha1.AH202 Planilha1.AT2:Planilha1.AT2 Planilha1.AT3:Planilha1.AT202 Planilha1.AZ2:Planilha1.AZ2 Planilha1.AZ3:Planilha1.AZ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cc_drop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5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low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6:29:43.946130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4T16:36:14.509193644</dc:date>
    <dc:creator>Felipe Farias</dc:creator>
    <meta:editing-duration>PT37M50S</meta:editing-duration>
    <meta:editing-cycles>4</meta:editing-cycles>
    <meta:generator>LibreOffice/5.1.5.2$Linux_X86_64 LibreOffice_project/10m0$Build-2</meta:generator>
    <meta:document-statistic meta:table-count="1" meta:cell-count="86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1cm" svg:height="16.528cm" xlink:href=".." xlink:type="simple" chart:class="chart:line" chart:style-name="ch1">
        <chart:title svg:x="12.617cm" svg:y="0.466cm" chart:style-name="ch2">
          <text:p>Acurácia Teste</text:p>
        </chart:title>
        <chart:legend chart:legend-position="end" svg:x="22.6cm" svg:y="5.973cm" style:legend-expansion="high" chart:style-name="ch3"/>
        <chart:plot-area chart:style-name="ch4" table:cell-range-address="Planilha1.F2:Planilha1.F202 Planilha1.L2:Planilha1.L202 Planilha1.R2:Planilha1.R202 Planilha1.X2:Planilha1.X202 Planilha1.AD2:Planilha1.AD202 Planilha1.AJ2:Planilha1.AJ202 Planilha1.AV2:Planilha1.AV202 Planilha1.BB2:Planilha1.BB202 Planilha1.AP2:Planilha1.AP115" chart:data-source-has-labels="row" svg:x="0.566cm" svg:y="1.575cm" svg:width="21.468cm" svg:height="14.623cm">
          <chartooo:coordinate-region svg:x="1.293cm" svg:y="1.696cm" svg:width="20.705cm" svg:height="13.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F3:Planilha1.F202" chart:label-cell-address="Planilha1.F2:Planilha1.F2" chart:class="chart:line">
            <chart:data-point chart:repeated="200"/>
          </chart:series>
          <chart:series chart:style-name="ch8" chart:values-cell-range-address="Planilha1.L3:Planilha1.L202" chart:label-cell-address="Planilha1.L2:Planilha1.L2" chart:class="chart:line">
            <chart:data-point chart:repeated="200"/>
          </chart:series>
          <chart:series chart:style-name="ch9" chart:values-cell-range-address="Planilha1.R3:Planilha1.R202" chart:label-cell-address="Planilha1.R2:Planilha1.R2" chart:class="chart:line">
            <chart:data-point chart:repeated="200"/>
          </chart:series>
          <chart:series chart:style-name="ch10" chart:values-cell-range-address="Planilha1.X3:Planilha1.X202" chart:label-cell-address="Planilha1.X2:Planilha1.X2" chart:class="chart:line">
            <chart:data-point chart:repeated="200"/>
          </chart:series>
          <chart:series chart:style-name="ch11" chart:values-cell-range-address="Planilha1.AD3:Planilha1.AD202" chart:label-cell-address="Planilha1.AD2:Planilha1.AD2" chart:class="chart:line">
            <chart:data-point chart:repeated="200"/>
          </chart:series>
          <chart:series chart:style-name="ch12" chart:values-cell-range-address="Planilha1.AJ3:Planilha1.AJ202" chart:label-cell-address="Planilha1.AJ2:Planilha1.AJ2" chart:class="chart:line">
            <chart:data-point chart:repeated="200"/>
          </chart:series>
          <chart:series chart:style-name="ch13" chart:values-cell-range-address="Planilha1.AV3:Planilha1.AV202" chart:label-cell-address="Planilha1.AV2:Planilha1.AV2" chart:class="chart:line">
            <chart:data-point chart:repeated="200"/>
          </chart:series>
          <chart:series chart:style-name="ch14" chart:values-cell-range-address="Planilha1.BB3:Planilha1.BB202" chart:label-cell-address="Planilha1.BB2:Planilha1.BB2" chart:class="chart:line">
            <chart:data-point chart:repeated="200"/>
          </chart:series>
          <chart:series chart:style-name="ch15" chart:values-cell-range-address="Planilha1.AP3:Planilha1.AP115" chart:label-cell-address="Planilha1.AP2:Planilha1.AP2" chart:class="chart:line">
            <chart:data-point chart:repeated="1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dropout</text:p>
                <draw:g>
                  <svg:desc>Planilha1.F2:Planilha1.F2</svg:desc>
                </draw:g>
              </table:table-cell>
              <table:table-cell office:value-type="string">
                <text:p>val_acc_dropgrads_0.1</text:p>
                <draw:g>
                  <svg:desc>Planilha1.L2:Planilha1.L2</svg:desc>
                </draw:g>
              </table:table-cell>
              <table:table-cell office:value-type="string">
                <text:p>val_acc_dropgrads_0.2</text:p>
                <draw:g>
                  <svg:desc>Planilha1.R2:Planilha1.R2</svg:desc>
                </draw:g>
              </table:table-cell>
              <table:table-cell office:value-type="string">
                <text:p>val_acc_dropgrads_0.3</text:p>
                <draw:g>
                  <svg:desc>Planilha1.X2:Planilha1.X2</svg:desc>
                </draw:g>
              </table:table-cell>
              <table:table-cell office:value-type="string">
                <text:p>val_acc_dropgrads_0.5</text:p>
                <draw:g>
                  <svg:desc>Planilha1.AD2:Planilha1.AD2</svg:desc>
                </draw:g>
              </table:table-cell>
              <table:table-cell office:value-type="string">
                <text:p>val_acc_drophighests_0.1</text:p>
                <draw:g>
                  <svg:desc>Planilha1.AJ2:Planilha1.AJ2</svg:desc>
                </draw:g>
              </table:table-cell>
              <table:table-cell office:value-type="string">
                <text:p>val_acc_droplowests_probs</text:p>
                <draw:g>
                  <svg:desc>Planilha1.AV2:Planilha1.AV2</svg:desc>
                </draw:g>
              </table:table-cell>
              <table:table-cell office:value-type="string">
                <text:p>val_acc_drophighests_probs</text:p>
                <draw:g>
                  <svg:desc>Planilha1.BB2:Planilha1.BB2</svg:desc>
                </draw:g>
              </table:table-cell>
              <table:table-cell office:value-type="string">
                <text:p>val_acc_drophighests_0.3</text:p>
                <draw:g>
                  <svg:desc>Planilha1.AP2:Planilha1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03">
                <text:p>0.3003</text:p>
                <draw:g>
                  <svg:desc>Planilha1.F3:Planilha1.F202</svg:desc>
                </draw:g>
              </table:table-cell>
              <table:table-cell office:value-type="float" office:value="0.3303">
                <text:p>0.3303</text:p>
                <draw:g>
                  <svg:desc>Planilha1.L3:Planilha1.L202</svg:desc>
                </draw:g>
              </table:table-cell>
              <table:table-cell office:value-type="float" office:value="0.325">
                <text:p>0.325</text:p>
                <draw:g>
                  <svg:desc>Planilha1.R3:Planilha1.R202</svg:desc>
                </draw:g>
              </table:table-cell>
              <table:table-cell office:value-type="float" office:value="0.3245">
                <text:p>0.3245</text:p>
                <draw:g>
                  <svg:desc>Planilha1.X3:Planilha1.X202</svg:desc>
                </draw:g>
              </table:table-cell>
              <table:table-cell office:value-type="float" office:value="0.2872">
                <text:p>0.2872</text:p>
                <draw:g>
                  <svg:desc>Planilha1.AD3:Planilha1.AD202</svg:desc>
                </draw:g>
              </table:table-cell>
              <table:table-cell office:value-type="float" office:value="0.1257">
                <text:p>0.1257</text:p>
                <draw:g>
                  <svg:desc>Planilha1.AJ3:Planilha1.AJ202</svg:desc>
                </draw:g>
              </table:table-cell>
              <table:table-cell office:value-type="float" office:value="0.24">
                <text:p>0.24</text:p>
                <draw:g>
                  <svg:desc>Planilha1.AV3:Planilha1.AV202</svg:desc>
                </draw:g>
              </table:table-cell>
              <table:table-cell office:value-type="float" office:value="0.2838">
                <text:p>0.2838</text:p>
                <draw:g>
                  <svg:desc>Planilha1.BB3:Planilha1.BB202</svg:desc>
                </draw:g>
              </table:table-cell>
              <table:table-cell office:value-type="float" office:value="0.2791">
                <text:p>0.2791</text:p>
                <draw:g>
                  <svg:desc>Planilha1.AP3:Planilha1.AP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3827">
                <text:p>0.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4cm" svg:height="19.77cm" xlink:href=".." xlink:type="simple" chart:class="chart:line" chart:style-name="ch1">
        <chart:legend chart:legend-position="end" svg:x="34.665cm" svg:y="9.337cm" style:legend-expansion="high" chart:style-name="ch2"/>
        <chart:plot-area chart:style-name="ch3" table:cell-range-address="Planilha1.D2:Planilha1.D202 Planilha1.J2:Planilha1.J202" chart:data-source-has-labels="row" svg:x="0.774cm" svg:y="0.395cm" svg:width="33.117cm" svg:height="18.98cm">
          <chartooo:coordinate-region svg:x="1.501cm" svg:y="0.516cm" svg:width="32.39cm" svg:height="1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3:Planilha1.D202" chart:label-cell-address="Planilha1.D2:Planilha1.D2" chart:class="chart:line">
            <chart:data-point chart:repeated="200"/>
          </chart:series>
          <chart:series chart:style-name="ch7" chart:values-cell-range-address="Planilha1.J3:Planilha1.J202" chart:label-cell-address="Planilha1.J2:Planilha1.J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D2:Planilha1.D2</svg:desc>
                </draw:g>
              </table:table-cell>
              <table:table-cell office:value-type="string">
                <text:p>acc_dropgrad_0.1</text:p>
                <draw:g>
                  <svg:desc>Planilha1.J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D3:Planilha1.D202</svg:desc>
                </draw:g>
              </table:table-cell>
              <table:table-cell office:value-type="float" office:value="0.23850000001">
                <text:p>0.23850000001</text:p>
                <draw:g>
                  <svg:desc>Planilha1.J3:Planilha1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697cm" svg:height="16.158cm" xlink:href=".." xlink:type="simple" chart:class="chart:line" chart:style-name="ch1">
        <chart:title svg:x="11.622cm" svg:y="0.459cm" chart:style-name="ch2">
          <text:p>Acurácia Treinamento</text:p>
        </chart:title>
        <chart:legend chart:legend-position="end" svg:x="22.622cm" svg:y="5.788cm" style:legend-expansion="high" chart:style-name="ch3"/>
        <chart:plot-area chart:style-name="ch4" table:cell-range-address="Planilha1.D2:Planilha1.D202 Planilha1.AN2:Planilha1.AN115 Planilha1.J2:Planilha1.J202 Planilha1.P2:Planilha1.P202 Planilha1.V2:Planilha1.V202 Planilha1.AB2:Planilha1.AB202 Planilha1.AH2:Planilha1.AH202 Planilha1.AT2:Planilha1.AT202 Planilha1.AZ2:Planilha1.AZ202" chart:data-source-has-labels="row" svg:x="0.553cm" svg:y="1.561cm" svg:width="21.516cm" svg:height="14.274cm">
          <chartooo:coordinate-region svg:x="1.28cm" svg:y="1.682cm" svg:width="20.753cm" svg:height="13.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202" chart:label-cell-address="Planilha1.D2:Planilha1.D2" chart:class="chart:line">
            <chart:data-point chart:repeated="200"/>
          </chart:series>
          <chart:series chart:style-name="ch8" chart:values-cell-range-address="Planilha1.AN3:Planilha1.AN115" chart:label-cell-address="Planilha1.AN2:Planilha1.AN2" chart:class="chart:line">
            <chart:data-point chart:repeated="113"/>
          </chart:series>
          <chart:series chart:style-name="ch9" chart:values-cell-range-address="Planilha1.J3:Planilha1.J202" chart:label-cell-address="Planilha1.J2:Planilha1.J2" chart:class="chart:line">
            <chart:data-point chart:repeated="200"/>
          </chart:series>
          <chart:series chart:style-name="ch10" chart:values-cell-range-address="Planilha1.P3:Planilha1.P202" chart:label-cell-address="Planilha1.P2:Planilha1.P2" chart:class="chart:line">
            <chart:data-point chart:repeated="200"/>
          </chart:series>
          <chart:series chart:style-name="ch11" chart:values-cell-range-address="Planilha1.V3:Planilha1.V202" chart:label-cell-address="Planilha1.V2:Planilha1.V2" chart:class="chart:line">
            <chart:data-point chart:repeated="200"/>
          </chart:series>
          <chart:series chart:style-name="ch12" chart:values-cell-range-address="Planilha1.AB3:Planilha1.AB202" chart:label-cell-address="Planilha1.AB2:Planilha1.AB2" chart:class="chart:line">
            <chart:data-point chart:repeated="200"/>
          </chart:series>
          <chart:series chart:style-name="ch13" chart:values-cell-range-address="Planilha1.AH3:Planilha1.AH202" chart:label-cell-address="Planilha1.AH2:Planilha1.AH2" chart:class="chart:line">
            <chart:data-point chart:repeated="200"/>
          </chart:series>
          <chart:series chart:style-name="ch14" chart:values-cell-range-address="Planilha1.AT3:Planilha1.AT202" chart:label-cell-address="Planilha1.AT2:Planilha1.AT2" chart:class="chart:line">
            <chart:data-point chart:repeated="200"/>
          </chart:series>
          <chart:series chart:style-name="ch15" chart:values-cell-range-address="Planilha1.AZ3:Planilha1.AZ202" chart:label-cell-address="Planilha1.AZ2:Planilha1.AZ2" chart:class="chart:line">
            <chart:data-point chart:repeated="2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D2:Planilha1.D2</svg:desc>
                </draw:g>
              </table:table-cell>
              <table:table-cell office:value-type="string">
                <text:p>acc_drophighests_0.3</text:p>
                <draw:g>
                  <svg:desc>Planilha1.AN2:Planilha1.AN2</svg:desc>
                </draw:g>
              </table:table-cell>
              <table:table-cell office:value-type="string">
                <text:p>acc_dropgrad_0.1</text:p>
                <draw:g>
                  <svg:desc>Planilha1.J2:Planilha1.J2</svg:desc>
                </draw:g>
              </table:table-cell>
              <table:table-cell office:value-type="string">
                <text:p>acc_dropgrads_0.2</text:p>
                <draw:g>
                  <svg:desc>Planilha1.P2:Planilha1.P2</svg:desc>
                </draw:g>
              </table:table-cell>
              <table:table-cell office:value-type="string">
                <text:p>acc_dropgrads_0.3</text:p>
                <draw:g>
                  <svg:desc>Planilha1.V2:Planilha1.V2</svg:desc>
                </draw:g>
              </table:table-cell>
              <table:table-cell office:value-type="string">
                <text:p>acc_dropgrads_0.5</text:p>
                <draw:g>
                  <svg:desc>Planilha1.AB2:Planilha1.AB2</svg:desc>
                </draw:g>
              </table:table-cell>
              <table:table-cell office:value-type="string">
                <text:p>acc_drophighests_0.1</text:p>
                <draw:g>
                  <svg:desc>Planilha1.AH2:Planilha1.AH2</svg:desc>
                </draw:g>
              </table:table-cell>
              <table:table-cell office:value-type="string">
                <text:p>acc_droplowests_probs</text:p>
                <draw:g>
                  <svg:desc>Planilha1.AT2:Planilha1.AT2</svg:desc>
                </draw:g>
              </table:table-cell>
              <table:table-cell office:value-type="string">
                <text:p>acc_drophighests_probs</text:p>
                <draw:g>
                  <svg:desc>Planilha1.AZ2:Planilha1.A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D3:Planilha1.D202</svg:desc>
                </draw:g>
              </table:table-cell>
              <table:table-cell office:value-type="float" office:value="0.204899999981">
                <text:p>0.204899999981</text:p>
                <draw:g>
                  <svg:desc>Planilha1.AN3:Planilha1.AN115</svg:desc>
                </draw:g>
              </table:table-cell>
              <table:table-cell office:value-type="float" office:value="0.23850000001">
                <text:p>0.23850000001</text:p>
                <draw:g>
                  <svg:desc>Planilha1.J3:Planilha1.J202</svg:desc>
                </draw:g>
              </table:table-cell>
              <table:table-cell office:value-type="float" office:value="0.23179999999">
                <text:p>0.23179999999</text:p>
                <draw:g>
                  <svg:desc>Planilha1.P3:Planilha1.P202</svg:desc>
                </draw:g>
              </table:table-cell>
              <table:table-cell office:value-type="float" office:value="0.227219999981">
                <text:p>0.227219999981</text:p>
                <draw:g>
                  <svg:desc>Planilha1.V3:Planilha1.V202</svg:desc>
                </draw:g>
              </table:table-cell>
              <table:table-cell office:value-type="float" office:value="0.20709999999">
                <text:p>0.20709999999</text:p>
                <draw:g>
                  <svg:desc>Planilha1.AB3:Planilha1.AB202</svg:desc>
                </draw:g>
              </table:table-cell>
              <table:table-cell office:value-type="float" office:value="0.10846000001">
                <text:p>0.10846000001</text:p>
                <draw:g>
                  <svg:desc>Planilha1.AH3:Planilha1.AH202</svg:desc>
                </draw:g>
              </table:table-cell>
              <table:table-cell office:value-type="float" office:value="0.18392000001">
                <text:p>0.18392000001</text:p>
                <draw:g>
                  <svg:desc>Planilha1.AT3:Planilha1.AT202</svg:desc>
                </draw:g>
              </table:table-cell>
              <table:table-cell office:value-type="float" office:value="0.210419999990463">
                <text:p>0.210419999990463</text:p>
                <draw:g>
                  <svg:desc>Planilha1.AZ3:Planilha1.A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10059999981">
                <text:p>0.310059999981</text:p>
              </table:table-cell>
              <table:table-cell office:value-type="float" office:value="0.356699999981">
                <text:p>0.356699999981</text:p>
              </table:table-cell>
              <table:table-cell office:value-type="float" office:value="0.350200000019">
                <text:p>0.350200000019</text:p>
              </table:table-cell>
              <table:table-cell office:value-type="float" office:value="0.343060000019">
                <text:p>0.343060000019</text:p>
              </table:table-cell>
              <table:table-cell office:value-type="float" office:value="0.31790000001">
                <text:p>0.31790000001</text:p>
              </table:table-cell>
              <table:table-cell office:value-type="float" office:value="0.18044000001">
                <text:p>0.18044000001</text:p>
              </table:table-cell>
              <table:table-cell office:value-type="float" office:value="0.288779999981">
                <text:p>0.288779999981</text:p>
              </table:table-cell>
              <table:table-cell office:value-type="float" office:value="0.28516">
                <text:p>0.28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36094000001">
                <text:p>0.36094000001</text:p>
              </table:table-cell>
              <table:table-cell office:value-type="float" office:value="0.410380000019">
                <text:p>0.410380000019</text:p>
              </table:table-cell>
              <table:table-cell office:value-type="float" office:value="0.40102">
                <text:p>0.40102</text:p>
              </table:table-cell>
              <table:table-cell office:value-type="float" office:value="0.39033999999">
                <text:p>0.39033999999</text:p>
              </table:table-cell>
              <table:table-cell office:value-type="float" office:value="0.361460000019">
                <text:p>0.361460000019</text:p>
              </table:table-cell>
              <table:table-cell office:value-type="float" office:value="0.239760000005">
                <text:p>0.239760000005</text:p>
              </table:table-cell>
              <table:table-cell office:value-type="float" office:value="0.34759999999">
                <text:p>0.34759999999</text:p>
              </table:table-cell>
              <table:table-cell office:value-type="float" office:value="0.323899999980926">
                <text:p>0.323899999980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34915999999">
                <text:p>0.34915999999</text:p>
              </table:table-cell>
              <table:table-cell office:value-type="float" office:value="0.4504">
                <text:p>0.4504</text:p>
              </table:table-cell>
              <table:table-cell office:value-type="float" office:value="0.439419999981">
                <text:p>0.439419999981</text:p>
              </table:table-cell>
              <table:table-cell office:value-type="float" office:value="0.429860000019">
                <text:p>0.429860000019</text:p>
              </table:table-cell>
              <table:table-cell office:value-type="float" office:value="0.400599999981">
                <text:p>0.400599999981</text:p>
              </table:table-cell>
              <table:table-cell office:value-type="float" office:value="0.28318">
                <text:p>0.28318</text:p>
              </table:table-cell>
              <table:table-cell office:value-type="float" office:value="0.37540000001">
                <text:p>0.37540000001</text:p>
              </table:table-cell>
              <table:table-cell office:value-type="float" office:value="0.36256">
                <text:p>0.36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373819999995">
                <text:p>0.373819999995</text:p>
              </table:table-cell>
              <table:table-cell office:value-type="float" office:value="0.480859999981">
                <text:p>0.480859999981</text:p>
              </table:table-cell>
              <table:table-cell office:value-type="float" office:value="0.46824">
                <text:p>0.46824</text:p>
              </table:table-cell>
              <table:table-cell office:value-type="float" office:value="0.457499999981">
                <text:p>0.457499999981</text:p>
              </table:table-cell>
              <table:table-cell office:value-type="float" office:value="0.42560000001">
                <text:p>0.42560000001</text:p>
              </table:table-cell>
              <table:table-cell office:value-type="float" office:value="0.32119999999">
                <text:p>0.32119999999</text:p>
              </table:table-cell>
              <table:table-cell office:value-type="float" office:value="0.392760000019">
                <text:p>0.392760000019</text:p>
              </table:table-cell>
              <table:table-cell office:value-type="float" office:value="0.413419999980926">
                <text:p>0.413419999980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368640000019">
                <text:p>0.368640000019</text:p>
              </table:table-cell>
              <table:table-cell office:value-type="float" office:value="0.510340000038">
                <text:p>0.510340000038</text:p>
              </table:table-cell>
              <table:table-cell office:value-type="float" office:value="0.495119999962">
                <text:p>0.495119999962</text:p>
              </table:table-cell>
              <table:table-cell office:value-type="float" office:value="0.483720000038">
                <text:p>0.483720000038</text:p>
              </table:table-cell>
              <table:table-cell office:value-type="float" office:value="0.450339999981">
                <text:p>0.450339999981</text:p>
              </table:table-cell>
              <table:table-cell office:value-type="float" office:value="0.35166000001">
                <text:p>0.35166000001</text:p>
              </table:table-cell>
              <table:table-cell office:value-type="float" office:value="0.40729999999">
                <text:p>0.40729999999</text:p>
              </table:table-cell>
              <table:table-cell office:value-type="float" office:value="0.428800000019074">
                <text:p>0.428800000019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2717">
                <text:p>0.2717</text:p>
              </table:table-cell>
              <table:table-cell office:value-type="float" office:value="0.533299999962">
                <text:p>0.533299999962</text:p>
              </table:table-cell>
              <table:table-cell office:value-type="float" office:value="0.521960000019">
                <text:p>0.521960000019</text:p>
              </table:table-cell>
              <table:table-cell office:value-type="float" office:value="0.506280000019">
                <text:p>0.506280000019</text:p>
              </table:table-cell>
              <table:table-cell office:value-type="float" office:value="0.470360000038">
                <text:p>0.470360000038</text:p>
              </table:table-cell>
              <table:table-cell office:value-type="float" office:value="0.37368">
                <text:p>0.37368</text:p>
              </table:table-cell>
              <table:table-cell office:value-type="float" office:value="0.418880000019">
                <text:p>0.418880000019</text:p>
              </table:table-cell>
              <table:table-cell office:value-type="float" office:value="0.461200000019074">
                <text:p>0.461200000019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142439999995">
                <text:p>0.142439999995</text:p>
              </table:table-cell>
              <table:table-cell office:value-type="float" office:value="0.556359999981">
                <text:p>0.556359999981</text:p>
              </table:table-cell>
              <table:table-cell office:value-type="float" office:value="0.543240000038">
                <text:p>0.543240000038</text:p>
              </table:table-cell>
              <table:table-cell office:value-type="float" office:value="0.527419999981">
                <text:p>0.527419999981</text:p>
              </table:table-cell>
              <table:table-cell office:value-type="float" office:value="0.489479999981">
                <text:p>0.489479999981</text:p>
              </table:table-cell>
              <table:table-cell office:value-type="float" office:value="0.39514">
                <text:p>0.39514</text:p>
              </table:table-cell>
              <table:table-cell office:value-type="float" office:value="0.42997999999">
                <text:p>0.42997999999</text:p>
              </table:table-cell>
              <table:table-cell office:value-type="float" office:value="0.485819999980926">
                <text:p>0.485819999980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13618">
                <text:p>0.13618</text:p>
              </table:table-cell>
              <table:table-cell office:value-type="float" office:value="0.571839999981">
                <text:p>0.571839999981</text:p>
              </table:table-cell>
              <table:table-cell office:value-type="float" office:value="0.55816">
                <text:p>0.55816</text:p>
              </table:table-cell>
              <table:table-cell office:value-type="float" office:value="0.54674">
                <text:p>0.54674</text:p>
              </table:table-cell>
              <table:table-cell office:value-type="float" office:value="0.506519999981">
                <text:p>0.506519999981</text:p>
              </table:table-cell>
              <table:table-cell office:value-type="float" office:value="0.411519999981">
                <text:p>0.411519999981</text:p>
              </table:table-cell>
              <table:table-cell office:value-type="float" office:value="0.43975999999">
                <text:p>0.43975999999</text:p>
              </table:table-cell>
              <table:table-cell office:value-type="float" office:value="0.504480000019073">
                <text:p>0.504480000019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128479999998">
                <text:p>0.128479999998</text:p>
              </table:table-cell>
              <table:table-cell office:value-type="float" office:value="0.5889">
                <text:p>0.5889</text:p>
              </table:table-cell>
              <table:table-cell office:value-type="float" office:value="0.575739999962">
                <text:p>0.575739999962</text:p>
              </table:table-cell>
              <table:table-cell office:value-type="float" office:value="0.55942">
                <text:p>0.55942</text:p>
              </table:table-cell>
              <table:table-cell office:value-type="float" office:value="0.524759999981">
                <text:p>0.524759999981</text:p>
              </table:table-cell>
              <table:table-cell office:value-type="float" office:value="0.418740000019">
                <text:p>0.418740000019</text:p>
              </table:table-cell>
              <table:table-cell office:value-type="float" office:value="0.449660000019">
                <text:p>0.449660000019</text:p>
              </table:table-cell>
              <table:table-cell office:value-type="float" office:value="0.524940000019073">
                <text:p>0.524940000019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117640000002">
                <text:p>0.117640000002</text:p>
              </table:table-cell>
              <table:table-cell office:value-type="float" office:value="0.601880000038">
                <text:p>0.601880000038</text:p>
              </table:table-cell>
              <table:table-cell office:value-type="float" office:value="0.588639999981">
                <text:p>0.588639999981</text:p>
              </table:table-cell>
              <table:table-cell office:value-type="float" office:value="0.57266">
                <text:p>0.57266</text:p>
              </table:table-cell>
              <table:table-cell office:value-type="float" office:value="0.537360000038">
                <text:p>0.537360000038</text:p>
              </table:table-cell>
              <table:table-cell office:value-type="float" office:value="0.43188000001">
                <text:p>0.43188000001</text:p>
              </table:table-cell>
              <table:table-cell office:value-type="float" office:value="0.453619999962">
                <text:p>0.453619999962</text:p>
              </table:table-cell>
              <table:table-cell office:value-type="float" office:value="0.541479999961853">
                <text:p>0.54147999996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11536">
                <text:p>0.11536</text:p>
              </table:table-cell>
              <table:table-cell office:value-type="float" office:value="0.620080000019">
                <text:p>0.620080000019</text:p>
              </table:table-cell>
              <table:table-cell office:value-type="float" office:value="0.60524">
                <text:p>0.60524</text:p>
              </table:table-cell>
              <table:table-cell office:value-type="float" office:value="0.587659999981">
                <text:p>0.587659999981</text:p>
              </table:table-cell>
              <table:table-cell office:value-type="float" office:value="0.548680000019">
                <text:p>0.548680000019</text:p>
              </table:table-cell>
              <table:table-cell office:value-type="float" office:value="0.442319999981">
                <text:p>0.442319999981</text:p>
              </table:table-cell>
              <table:table-cell office:value-type="float" office:value="0.46018000001">
                <text:p>0.46018000001</text:p>
              </table:table-cell>
              <table:table-cell office:value-type="float" office:value="0.557079999980927">
                <text:p>0.55707999998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10734">
                <text:p>0.10734</text:p>
              </table:table-cell>
              <table:table-cell office:value-type="float" office:value="0.630779999981">
                <text:p>0.630779999981</text:p>
              </table:table-cell>
              <table:table-cell office:value-type="float" office:value="0.616319999962">
                <text:p>0.616319999962</text:p>
              </table:table-cell>
              <table:table-cell office:value-type="float" office:value="0.598879999981">
                <text:p>0.598879999981</text:p>
              </table:table-cell>
              <table:table-cell office:value-type="float" office:value="0.560100000038">
                <text:p>0.560100000038</text:p>
              </table:table-cell>
              <table:table-cell office:value-type="float" office:value="0.44895999999">
                <text:p>0.44895999999</text:p>
              </table:table-cell>
              <table:table-cell office:value-type="float" office:value="0.46702">
                <text:p>0.46702</text:p>
              </table:table-cell>
              <table:table-cell office:value-type="float" office:value="0.563260000019073">
                <text:p>0.56326000001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102979999998">
                <text:p>0.102979999998</text:p>
              </table:table-cell>
              <table:table-cell office:value-type="float" office:value="0.645560000038">
                <text:p>0.645560000038</text:p>
              </table:table-cell>
              <table:table-cell office:value-type="float" office:value="0.629740000038">
                <text:p>0.629740000038</text:p>
              </table:table-cell>
              <table:table-cell office:value-type="float" office:value="0.610379999981">
                <text:p>0.610379999981</text:p>
              </table:table-cell>
              <table:table-cell office:value-type="float" office:value="0.570440000019">
                <text:p>0.570440000019</text:p>
              </table:table-cell>
              <table:table-cell office:value-type="float" office:value="0.45883999999">
                <text:p>0.45883999999</text:p>
              </table:table-cell>
              <table:table-cell office:value-type="float" office:value="0.47252">
                <text:p>0.47252</text:p>
              </table:table-cell>
              <table:table-cell office:value-type="float" office:value="0.573080000019073">
                <text:p>0.573080000019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101859999995">
                <text:p>0.101859999995</text:p>
              </table:table-cell>
              <table:table-cell office:value-type="float" office:value="0.65422">
                <text:p>0.65422</text:p>
              </table:table-cell>
              <table:table-cell office:value-type="float" office:value="0.638619999962">
                <text:p>0.638619999962</text:p>
              </table:table-cell>
              <table:table-cell office:value-type="float" office:value="0.622819999981">
                <text:p>0.622819999981</text:p>
              </table:table-cell>
              <table:table-cell office:value-type="float" office:value="0.581119999981">
                <text:p>0.581119999981</text:p>
              </table:table-cell>
              <table:table-cell office:value-type="float" office:value="0.472019999981">
                <text:p>0.472019999981</text:p>
              </table:table-cell>
              <table:table-cell office:value-type="float" office:value="0.47756">
                <text:p>0.47756</text:p>
              </table:table-cell>
              <table:table-cell office:value-type="float" office:value="0.595099999980927">
                <text:p>0.595099999980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100659999998">
                <text:p>0.100659999998</text:p>
              </table:table-cell>
              <table:table-cell office:value-type="float" office:value="0.665600000038">
                <text:p>0.665600000038</text:p>
              </table:table-cell>
              <table:table-cell office:value-type="float" office:value="0.65236">
                <text:p>0.65236</text:p>
              </table:table-cell>
              <table:table-cell office:value-type="float" office:value="0.630699999962">
                <text:p>0.630699999962</text:p>
              </table:table-cell>
              <table:table-cell office:value-type="float" office:value="0.590719999981">
                <text:p>0.590719999981</text:p>
              </table:table-cell>
              <table:table-cell office:value-type="float" office:value="0.482039999981">
                <text:p>0.482039999981</text:p>
              </table:table-cell>
              <table:table-cell office:value-type="float" office:value="0.48144">
                <text:p>0.48144</text:p>
              </table:table-cell>
              <table:table-cell office:value-type="float" office:value="0.608420000038147">
                <text:p>0.608420000038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10037999999">
                <text:p>0.10037999999</text:p>
              </table:table-cell>
              <table:table-cell office:value-type="float" office:value="0.675940000038">
                <text:p>0.675940000038</text:p>
              </table:table-cell>
              <table:table-cell office:value-type="float" office:value="0.662259999962">
                <text:p>0.662259999962</text:p>
              </table:table-cell>
              <table:table-cell office:value-type="float" office:value="0.64032">
                <text:p>0.64032</text:p>
              </table:table-cell>
              <table:table-cell office:value-type="float" office:value="0.600199999962">
                <text:p>0.600199999962</text:p>
              </table:table-cell>
              <table:table-cell office:value-type="float" office:value="0.370779999995">
                <text:p>0.370779999995</text:p>
              </table:table-cell>
              <table:table-cell office:value-type="float" office:value="0.48586000001">
                <text:p>0.48586000001</text:p>
              </table:table-cell>
              <table:table-cell office:value-type="float" office:value="0.62494">
                <text:p>0.62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10194">
                <text:p>0.10194</text:p>
              </table:table-cell>
              <table:table-cell office:value-type="float" office:value="0.68672">
                <text:p>0.68672</text:p>
              </table:table-cell>
              <table:table-cell office:value-type="float" office:value="0.671740000019">
                <text:p>0.671740000019</text:p>
              </table:table-cell>
              <table:table-cell office:value-type="float" office:value="0.651320000038">
                <text:p>0.651320000038</text:p>
              </table:table-cell>
              <table:table-cell office:value-type="float" office:value="0.608279999981">
                <text:p>0.608279999981</text:p>
              </table:table-cell>
              <table:table-cell office:value-type="float" office:value="0.316860000019">
                <text:p>0.316860000019</text:p>
              </table:table-cell>
              <table:table-cell office:value-type="float" office:value="0.488900000019">
                <text:p>0.488900000019</text:p>
              </table:table-cell>
              <table:table-cell office:value-type="float" office:value="0.632799999961853">
                <text:p>0.632799999961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100680000002">
                <text:p>0.100680000002</text:p>
              </table:table-cell>
              <table:table-cell office:value-type="float" office:value="0.697859999981">
                <text:p>0.697859999981</text:p>
              </table:table-cell>
              <table:table-cell office:value-type="float" office:value="0.680679999981">
                <text:p>0.680679999981</text:p>
              </table:table-cell>
              <table:table-cell office:value-type="float" office:value="0.65818">
                <text:p>0.65818</text:p>
              </table:table-cell>
              <table:table-cell office:value-type="float" office:value="0.6184">
                <text:p>0.6184</text:p>
              </table:table-cell>
              <table:table-cell office:value-type="float" office:value="0.285600000019">
                <text:p>0.285600000019</text:p>
              </table:table-cell>
              <table:table-cell office:value-type="float" office:value="0.49314">
                <text:p>0.49314</text:p>
              </table:table-cell>
              <table:table-cell office:value-type="float" office:value="0.642519999980926">
                <text:p>0.642519999980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100680000005">
                <text:p>0.100680000005</text:p>
              </table:table-cell>
              <table:table-cell office:value-type="float" office:value="0.704859999981">
                <text:p>0.704859999981</text:p>
              </table:table-cell>
              <table:table-cell office:value-type="float" office:value="0.690379999981">
                <text:p>0.690379999981</text:p>
              </table:table-cell>
              <table:table-cell office:value-type="float" office:value="0.670219999962">
                <text:p>0.670219999962</text:p>
              </table:table-cell>
              <table:table-cell office:value-type="float" office:value="0.62808000001">
                <text:p>0.62808000001</text:p>
              </table:table-cell>
              <table:table-cell office:value-type="float" office:value="0.268820000019">
                <text:p>0.268820000019</text:p>
              </table:table-cell>
              <table:table-cell office:value-type="float" office:value="0.495300000038">
                <text:p>0.495300000038</text:p>
              </table:table-cell>
              <table:table-cell office:value-type="float" office:value="0.651379999980926">
                <text:p>0.651379999980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100580000002">
                <text:p>0.100580000002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6992">
                <text:p>0.6992</text:p>
              </table:table-cell>
              <table:table-cell office:value-type="float" office:value="0.677960000019">
                <text:p>0.677960000019</text:p>
              </table:table-cell>
              <table:table-cell office:value-type="float" office:value="0.633540000019">
                <text:p>0.633540000019</text:p>
              </table:table-cell>
              <table:table-cell office:value-type="float" office:value="0.298300000019">
                <text:p>0.298300000019</text:p>
              </table:table-cell>
              <table:table-cell office:value-type="float" office:value="0.500839999981">
                <text:p>0.500839999981</text:p>
              </table:table-cell>
              <table:table-cell office:value-type="float" office:value="0.65964">
                <text:p>0.65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100519999998">
                <text:p>0.100519999998</text:p>
              </table:table-cell>
              <table:table-cell office:value-type="float" office:value="0.724799999962">
                <text:p>0.724799999962</text:p>
              </table:table-cell>
              <table:table-cell office:value-type="float" office:value="0.709280000019">
                <text:p>0.709280000019</text:p>
              </table:table-cell>
              <table:table-cell office:value-type="float" office:value="0.686180000038">
                <text:p>0.686180000038</text:p>
              </table:table-cell>
              <table:table-cell office:value-type="float" office:value="0.639519999981">
                <text:p>0.639519999981</text:p>
              </table:table-cell>
              <table:table-cell office:value-type="float" office:value="0.26056000001">
                <text:p>0.26056000001</text:p>
              </table:table-cell>
              <table:table-cell office:value-type="float" office:value="0.507119999962">
                <text:p>0.507119999962</text:p>
              </table:table-cell>
              <table:table-cell office:value-type="float" office:value="0.668960000038147">
                <text:p>0.668960000038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1005">
                <text:p>0.1005</text:p>
              </table:table-cell>
              <table:table-cell office:value-type="float" office:value="0.732939999981">
                <text:p>0.732939999981</text:p>
              </table:table-cell>
              <table:table-cell office:value-type="float" office:value="0.714899999962">
                <text:p>0.714899999962</text:p>
              </table:table-cell>
              <table:table-cell office:value-type="float" office:value="0.693899999981">
                <text:p>0.693899999981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27701999999">
                <text:p>0.27701999999</text:p>
              </table:table-cell>
              <table:table-cell office:value-type="float" office:value="0.50814">
                <text:p>0.50814</text:p>
              </table:table-cell>
              <table:table-cell office:value-type="float" office:value="0.677379999980926">
                <text:p>0.677379999980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10052">
                <text:p>0.10052</text:p>
              </table:table-cell>
              <table:table-cell office:value-type="float" office:value="0.739320000019">
                <text:p>0.739320000019</text:p>
              </table:table-cell>
              <table:table-cell office:value-type="float" office:value="0.722039999962">
                <text:p>0.722039999962</text:p>
              </table:table-cell>
              <table:table-cell office:value-type="float" office:value="0.700839999962">
                <text:p>0.700839999962</text:p>
              </table:table-cell>
              <table:table-cell office:value-type="float" office:value="0.654520000038">
                <text:p>0.654520000038</text:p>
              </table:table-cell>
              <table:table-cell office:value-type="float" office:value="0.319399999981">
                <text:p>0.319399999981</text:p>
              </table:table-cell>
              <table:table-cell office:value-type="float" office:value="0.51254">
                <text:p>0.51254</text:p>
              </table:table-cell>
              <table:table-cell office:value-type="float" office:value="0.686400000019074">
                <text:p>0.686400000019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32160000038">
                <text:p>0.732160000038</text:p>
              </table:table-cell>
              <table:table-cell office:value-type="float" office:value="0.707259999981">
                <text:p>0.707259999981</text:p>
              </table:table-cell>
              <table:table-cell office:value-type="float" office:value="0.660679999981">
                <text:p>0.660679999981</text:p>
              </table:table-cell>
              <table:table-cell office:value-type="float" office:value="0.338779999981">
                <text:p>0.338779999981</text:p>
              </table:table-cell>
              <table:table-cell office:value-type="float" office:value="0.51778000001">
                <text:p>0.51778000001</text:p>
              </table:table-cell>
              <table:table-cell office:value-type="float" office:value="0.692980000019073">
                <text:p>0.692980000019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100339999998">
                <text:p>0.100339999998</text:p>
              </table:table-cell>
              <table:table-cell office:value-type="float" office:value="0.7565">
                <text:p>0.7565</text:p>
              </table:table-cell>
              <table:table-cell office:value-type="float" office:value="0.74024">
                <text:p>0.74024</text:p>
              </table:table-cell>
              <table:table-cell office:value-type="float" office:value="0.714100000019">
                <text:p>0.714100000019</text:p>
              </table:table-cell>
              <table:table-cell office:value-type="float" office:value="0.669540000038">
                <text:p>0.669540000038</text:p>
              </table:table-cell>
              <table:table-cell office:value-type="float" office:value="0.32113999999">
                <text:p>0.32113999999</text:p>
              </table:table-cell>
              <table:table-cell office:value-type="float" office:value="0.521339999981">
                <text:p>0.521339999981</text:p>
              </table:table-cell>
              <table:table-cell office:value-type="float" office:value="0.700800000019073">
                <text:p>0.700800000019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763939999981">
                <text:p>0.763939999981</text:p>
              </table:table-cell>
              <table:table-cell office:value-type="float" office:value="0.745379999981">
                <text:p>0.745379999981</text:p>
              </table:table-cell>
              <table:table-cell office:value-type="float" office:value="0.721900000038">
                <text:p>0.721900000038</text:p>
              </table:table-cell>
              <table:table-cell office:value-type="float" office:value="0.6731">
                <text:p>0.6731</text:p>
              </table:table-cell>
              <table:table-cell office:value-type="float" office:value="0.3318">
                <text:p>0.3318</text:p>
              </table:table-cell>
              <table:table-cell office:value-type="float" office:value="0.526080000038">
                <text:p>0.526080000038</text:p>
              </table:table-cell>
              <table:table-cell office:value-type="float" office:value="0.707139999961853">
                <text:p>0.707139999961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100500000001">
                <text:p>0.100500000001</text:p>
              </table:table-cell>
              <table:table-cell office:value-type="float" office:value="0.773439999981">
                <text:p>0.773439999981</text:p>
              </table:table-cell>
              <table:table-cell office:value-type="float" office:value="0.755700000038">
                <text:p>0.755700000038</text:p>
              </table:table-cell>
              <table:table-cell office:value-type="float" office:value="0.727900000019">
                <text:p>0.727900000019</text:p>
              </table:table-cell>
              <table:table-cell office:value-type="float" office:value="0.679679999981">
                <text:p>0.679679999981</text:p>
              </table:table-cell>
              <table:table-cell office:value-type="float" office:value="0.345019999981">
                <text:p>0.345019999981</text:p>
              </table:table-cell>
              <table:table-cell office:value-type="float" office:value="0.530939999981">
                <text:p>0.530939999981</text:p>
              </table:table-cell>
              <table:table-cell office:value-type="float" office:value="0.718820000019074">
                <text:p>0.718820000019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777559999962">
                <text:p>0.777559999962</text:p>
              </table:table-cell>
              <table:table-cell office:value-type="float" office:value="0.760639999981">
                <text:p>0.760639999981</text:p>
              </table:table-cell>
              <table:table-cell office:value-type="float" office:value="0.736079999962">
                <text:p>0.736079999962</text:p>
              </table:table-cell>
              <table:table-cell office:value-type="float" office:value="0.688859999962">
                <text:p>0.688859999962</text:p>
              </table:table-cell>
              <table:table-cell office:value-type="float" office:value="0.32292">
                <text:p>0.32292</text:p>
              </table:table-cell>
              <table:table-cell office:value-type="float" office:value="0.53348000001">
                <text:p>0.53348000001</text:p>
              </table:table-cell>
              <table:table-cell office:value-type="float" office:value="0.722380000019073">
                <text:p>0.722380000019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788719999962">
                <text:p>0.788719999962</text:p>
              </table:table-cell>
              <table:table-cell office:value-type="float" office:value="0.770279999981">
                <text:p>0.770279999981</text:p>
              </table:table-cell>
              <table:table-cell office:value-type="float" office:value="0.741739999981">
                <text:p>0.741739999981</text:p>
              </table:table-cell>
              <table:table-cell office:value-type="float" office:value="0.693420000038">
                <text:p>0.693420000038</text:p>
              </table:table-cell>
              <table:table-cell office:value-type="float" office:value="0.31536000001">
                <text:p>0.31536000001</text:p>
              </table:table-cell>
              <table:table-cell office:value-type="float" office:value="0.540720000019">
                <text:p>0.540720000019</text:p>
              </table:table-cell>
              <table:table-cell office:value-type="float" office:value="0.727580000038147">
                <text:p>0.727580000038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10046000001">
                <text:p>0.10046000001</text:p>
              </table:table-cell>
              <table:table-cell office:value-type="float" office:value="0.7976">
                <text:p>0.7976</text:p>
              </table:table-cell>
              <table:table-cell office:value-type="float" office:value="0.775340000038">
                <text:p>0.775340000038</text:p>
              </table:table-cell>
              <table:table-cell office:value-type="float" office:value="0.748600000019">
                <text:p>0.748600000019</text:p>
              </table:table-cell>
              <table:table-cell office:value-type="float" office:value="0.698100000038">
                <text:p>0.698100000038</text:p>
              </table:table-cell>
              <table:table-cell office:value-type="float" office:value="0.30266000001">
                <text:p>0.30266000001</text:p>
              </table:table-cell>
              <table:table-cell office:value-type="float" office:value="0.54498000001">
                <text:p>0.54498000001</text:p>
              </table:table-cell>
              <table:table-cell office:value-type="float" office:value="0.734779999961853">
                <text:p>0.73477999996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100420000005">
                <text:p>0.100420000005</text:p>
              </table:table-cell>
              <table:table-cell office:value-type="float" office:value="0.802700000038">
                <text:p>0.802700000038</text:p>
              </table:table-cell>
              <table:table-cell office:value-type="float" office:value="0.782639999981">
                <text:p>0.782639999981</text:p>
              </table:table-cell>
              <table:table-cell office:value-type="float" office:value="0.75596">
                <text:p>0.75596</text:p>
              </table:table-cell>
              <table:table-cell office:value-type="float" office:value="0.70336">
                <text:p>0.70336</text:p>
              </table:table-cell>
              <table:table-cell office:value-type="float" office:value="0.271920000019">
                <text:p>0.271920000019</text:p>
              </table:table-cell>
              <table:table-cell office:value-type="float" office:value="0.5509">
                <text:p>0.5509</text:p>
              </table:table-cell>
              <table:table-cell office:value-type="float" office:value="0.74028">
                <text:p>0.74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100380000002">
                <text:p>0.100380000002</text:p>
              </table:table-cell>
              <table:table-cell office:value-type="float" office:value="0.810440000038">
                <text:p>0.810440000038</text:p>
              </table:table-cell>
              <table:table-cell office:value-type="float" office:value="0.789260000038">
                <text:p>0.789260000038</text:p>
              </table:table-cell>
              <table:table-cell office:value-type="float" office:value="0.760340000019">
                <text:p>0.760340000019</text:p>
              </table:table-cell>
              <table:table-cell office:value-type="float" office:value="0.709619999962">
                <text:p>0.709619999962</text:p>
              </table:table-cell>
              <table:table-cell office:value-type="float" office:value="0.304">
                <text:p>0.304</text:p>
              </table:table-cell>
              <table:table-cell office:value-type="float" office:value="0.553559999962">
                <text:p>0.553559999962</text:p>
              </table:table-cell>
              <table:table-cell office:value-type="float" office:value="0.74388">
                <text:p>0.74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815839999962">
                <text:p>0.815839999962</text:p>
              </table:table-cell>
              <table:table-cell office:value-type="float" office:value="0.795560000038">
                <text:p>0.795560000038</text:p>
              </table:table-cell>
              <table:table-cell office:value-type="float" office:value="0.76772">
                <text:p>0.76772</text:p>
              </table:table-cell>
              <table:table-cell office:value-type="float" office:value="0.715100000019">
                <text:p>0.715100000019</text:p>
              </table:table-cell>
              <table:table-cell office:value-type="float" office:value="0.28976">
                <text:p>0.28976</text:p>
              </table:table-cell>
              <table:table-cell office:value-type="float" office:value="0.55934">
                <text:p>0.55934</text:p>
              </table:table-cell>
              <table:table-cell office:value-type="float" office:value="0.751739999980927">
                <text:p>0.75173999998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100460000005">
                <text:p>0.100460000005</text:p>
              </table:table-cell>
              <table:table-cell office:value-type="float" office:value="0.824579999962">
                <text:p>0.824579999962</text:p>
              </table:table-cell>
              <table:table-cell office:value-type="float" office:value="0.803440000019">
                <text:p>0.803440000019</text:p>
              </table:table-cell>
              <table:table-cell office:value-type="float" office:value="0.774400000019">
                <text:p>0.774400000019</text:p>
              </table:table-cell>
              <table:table-cell office:value-type="float" office:value="0.719559999981">
                <text:p>0.719559999981</text:p>
              </table:table-cell>
              <table:table-cell office:value-type="float" office:value="0.22474000001">
                <text:p>0.22474000001</text:p>
              </table:table-cell>
              <table:table-cell office:value-type="float" office:value="0.564000000038">
                <text:p>0.564000000038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83248">
                <text:p>0.83248</text:p>
              </table:table-cell>
              <table:table-cell office:value-type="float" office:value="0.808639999962">
                <text:p>0.808639999962</text:p>
              </table:table-cell>
              <table:table-cell office:value-type="float" office:value="0.78288">
                <text:p>0.78288</text:p>
              </table:table-cell>
              <table:table-cell office:value-type="float" office:value="0.725900000019">
                <text:p>0.725900000019</text:p>
              </table:table-cell>
              <table:table-cell office:value-type="float" office:value="0.28228000001">
                <text:p>0.28228000001</text:p>
              </table:table-cell>
              <table:table-cell office:value-type="float" office:value="0.56672">
                <text:p>0.56672</text:p>
              </table:table-cell>
              <table:table-cell office:value-type="float" office:value="0.760460000038147">
                <text:p>0.760460000038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839479999962">
                <text:p>0.839479999962</text:p>
              </table:table-cell>
              <table:table-cell office:value-type="float" office:value="0.816119999981">
                <text:p>0.816119999981</text:p>
              </table:table-cell>
              <table:table-cell office:value-type="float" office:value="0.78858">
                <text:p>0.78858</text:p>
              </table:table-cell>
              <table:table-cell office:value-type="float" office:value="0.73014">
                <text:p>0.73014</text:p>
              </table:table-cell>
              <table:table-cell office:value-type="float" office:value="0.30286000001">
                <text:p>0.30286000001</text:p>
              </table:table-cell>
              <table:table-cell office:value-type="float" office:value="0.57362">
                <text:p>0.57362</text:p>
              </table:table-cell>
              <table:table-cell office:value-type="float" office:value="0.767959999980927">
                <text:p>0.767959999980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10026">
                <text:p>0.10026</text:p>
              </table:table-cell>
              <table:table-cell office:value-type="float" office:value="0.845859999962">
                <text:p>0.845859999962</text:p>
              </table:table-cell>
              <table:table-cell office:value-type="float" office:value="0.823060000038">
                <text:p>0.823060000038</text:p>
              </table:table-cell>
              <table:table-cell office:value-type="float" office:value="0.792239999962">
                <text:p>0.792239999962</text:p>
              </table:table-cell>
              <table:table-cell office:value-type="float" office:value="0.736099999962">
                <text:p>0.736099999962</text:p>
              </table:table-cell>
              <table:table-cell office:value-type="float" office:value="0.326080000019">
                <text:p>0.326080000019</text:p>
              </table:table-cell>
              <table:table-cell office:value-type="float" office:value="0.57516">
                <text:p>0.57516</text:p>
              </table:table-cell>
              <table:table-cell office:value-type="float" office:value="0.770879999980926">
                <text:p>0.770879999980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853159999962">
                <text:p>0.853159999962</text:p>
              </table:table-cell>
              <table:table-cell office:value-type="float" office:value="0.828840000038">
                <text:p>0.828840000038</text:p>
              </table:table-cell>
              <table:table-cell office:value-type="float" office:value="0.80126">
                <text:p>0.80126</text:p>
              </table:table-cell>
              <table:table-cell office:value-type="float" office:value="0.739019999981">
                <text:p>0.739019999981</text:p>
              </table:table-cell>
              <table:table-cell office:value-type="float" office:value="0.321239999981">
                <text:p>0.321239999981</text:p>
              </table:table-cell>
              <table:table-cell office:value-type="float" office:value="0.580680000038">
                <text:p>0.580680000038</text:p>
              </table:table-cell>
              <table:table-cell office:value-type="float" office:value="0.78118">
                <text:p>0.78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860640000019">
                <text:p>0.860640000019</text:p>
              </table:table-cell>
              <table:table-cell office:value-type="float" office:value="0.834940000019">
                <text:p>0.834940000019</text:p>
              </table:table-cell>
              <table:table-cell office:value-type="float" office:value="0.807400000019">
                <text:p>0.807400000019</text:p>
              </table:table-cell>
              <table:table-cell office:value-type="float" office:value="0.743440000038">
                <text:p>0.743440000038</text:p>
              </table:table-cell>
              <table:table-cell office:value-type="float" office:value="0.336780000019">
                <text:p>0.336780000019</text:p>
              </table:table-cell>
              <table:table-cell office:value-type="float" office:value="0.584419999962">
                <text:p>0.584419999962</text:p>
              </table:table-cell>
              <table:table-cell office:value-type="float" office:value="0.793780000019073">
                <text:p>0.793780000019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8688">
                <text:p>0.8688</text:p>
              </table:table-cell>
              <table:table-cell office:value-type="float" office:value="0.843859999981">
                <text:p>0.843859999981</text:p>
              </table:table-cell>
              <table:table-cell office:value-type="float" office:value="0.811140000019">
                <text:p>0.811140000019</text:p>
              </table:table-cell>
              <table:table-cell office:value-type="float" office:value="0.747519999962">
                <text:p>0.747519999962</text:p>
              </table:table-cell>
              <table:table-cell office:value-type="float" office:value="0.336919999981">
                <text:p>0.336919999981</text:p>
              </table:table-cell>
              <table:table-cell office:value-type="float" office:value="0.58776">
                <text:p>0.58776</text:p>
              </table:table-cell>
              <table:table-cell office:value-type="float" office:value="0.796999999980927">
                <text:p>0.796999999980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100299999995">
                <text:p>0.100299999995</text:p>
              </table:table-cell>
              <table:table-cell office:value-type="float" office:value="0.877200000019">
                <text:p>0.877200000019</text:p>
              </table:table-cell>
              <table:table-cell office:value-type="float" office:value="0.8515">
                <text:p>0.8515</text:p>
              </table:table-cell>
              <table:table-cell office:value-type="float" office:value="0.818719999962">
                <text:p>0.818719999962</text:p>
              </table:table-cell>
              <table:table-cell office:value-type="float" office:value="0.755860000038">
                <text:p>0.755860000038</text:p>
              </table:table-cell>
              <table:table-cell office:value-type="float" office:value="0.23767999999">
                <text:p>0.23767999999</text:p>
              </table:table-cell>
              <table:table-cell office:value-type="float" office:value="0.594139999962">
                <text:p>0.594139999962</text:p>
              </table:table-cell>
              <table:table-cell office:value-type="float" office:value="0.804819999961853">
                <text:p>0.804819999961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100180000005">
                <text:p>0.100180000005</text:p>
              </table:table-cell>
              <table:table-cell office:value-type="float" office:value="0.88066">
                <text:p>0.88066</text:p>
              </table:table-cell>
              <table:table-cell office:value-type="float" office:value="0.856160000038">
                <text:p>0.856160000038</text:p>
              </table:table-cell>
              <table:table-cell office:value-type="float" office:value="0.82194">
                <text:p>0.82194</text:p>
              </table:table-cell>
              <table:table-cell office:value-type="float" office:value="0.759300000038">
                <text:p>0.759300000038</text:p>
              </table:table-cell>
              <table:table-cell office:value-type="float" office:value="0.25905999999">
                <text:p>0.25905999999</text:p>
              </table:table-cell>
              <table:table-cell office:value-type="float" office:value="0.596360000038">
                <text:p>0.596360000038</text:p>
              </table:table-cell>
              <table:table-cell office:value-type="float" office:value="0.811340000019074">
                <text:p>0.811340000019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100300000002">
                <text:p>0.100300000002</text:p>
              </table:table-cell>
              <table:table-cell office:value-type="float" office:value="0.887500000019">
                <text:p>0.887500000019</text:p>
              </table:table-cell>
              <table:table-cell office:value-type="float" office:value="0.86324">
                <text:p>0.86324</text:p>
              </table:table-cell>
              <table:table-cell office:value-type="float" office:value="0.830759999962">
                <text:p>0.830759999962</text:p>
              </table:table-cell>
              <table:table-cell office:value-type="float" office:value="0.763699999981">
                <text:p>0.763699999981</text:p>
              </table:table-cell>
              <table:table-cell office:value-type="float" office:value="0.2638">
                <text:p>0.2638</text:p>
              </table:table-cell>
              <table:table-cell office:value-type="float" office:value="0.595860000038">
                <text:p>0.595860000038</text:p>
              </table:table-cell>
              <table:table-cell office:value-type="float" office:value="0.816939999961853">
                <text:p>0.81693999996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10012">
                <text:p>0.10012</text:p>
              </table:table-cell>
              <table:table-cell office:value-type="float" office:value="0.894460000019">
                <text:p>0.894460000019</text:p>
              </table:table-cell>
              <table:table-cell office:value-type="float" office:value="0.86896">
                <text:p>0.86896</text:p>
              </table:table-cell>
              <table:table-cell office:value-type="float" office:value="0.834439999962">
                <text:p>0.834439999962</text:p>
              </table:table-cell>
              <table:table-cell office:value-type="float" office:value="0.770559999962">
                <text:p>0.770559999962</text:p>
              </table:table-cell>
              <table:table-cell office:value-type="float" office:value="0.26904000001">
                <text:p>0.26904000001</text:p>
              </table:table-cell>
              <table:table-cell office:value-type="float" office:value="0.603679999962">
                <text:p>0.603679999962</text:p>
              </table:table-cell>
              <table:table-cell office:value-type="float" office:value="0.82972">
                <text:p>0.82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899279999981">
                <text:p>0.899279999981</text:p>
              </table:table-cell>
              <table:table-cell office:value-type="float" office:value="0.875039999981">
                <text:p>0.875039999981</text:p>
              </table:table-cell>
              <table:table-cell office:value-type="float" office:value="0.838999999962">
                <text:p>0.838999999962</text:p>
              </table:table-cell>
              <table:table-cell office:value-type="float" office:value="0.773900000038">
                <text:p>0.773900000038</text:p>
              </table:table-cell>
              <table:table-cell office:value-type="float" office:value="0.25026">
                <text:p>0.25026</text:p>
              </table:table-cell>
              <table:table-cell office:value-type="float" office:value="0.607819999981">
                <text:p>0.607819999981</text:p>
              </table:table-cell>
              <table:table-cell office:value-type="float" office:value="0.83034">
                <text:p>0.83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100220000002">
                <text:p>0.100220000002</text:p>
              </table:table-cell>
              <table:table-cell office:value-type="float" office:value="0.905400000038">
                <text:p>0.905400000038</text:p>
              </table:table-cell>
              <table:table-cell office:value-type="float" office:value="0.877680000019">
                <text:p>0.877680000019</text:p>
              </table:table-cell>
              <table:table-cell office:value-type="float" office:value="0.844740000019">
                <text:p>0.844740000019</text:p>
              </table:table-cell>
              <table:table-cell office:value-type="float" office:value="0.778879999962">
                <text:p>0.778879999962</text:p>
              </table:table-cell>
              <table:table-cell office:value-type="float" office:value="0.190019999995">
                <text:p>0.190019999995</text:p>
              </table:table-cell>
              <table:table-cell office:value-type="float" office:value="0.610740000019">
                <text:p>0.610740000019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100259999998">
                <text:p>0.100259999998</text:p>
              </table:table-cell>
              <table:table-cell office:value-type="float" office:value="0.91398">
                <text:p>0.91398</text:p>
              </table:table-cell>
              <table:table-cell office:value-type="float" office:value="0.88736">
                <text:p>0.88736</text:p>
              </table:table-cell>
              <table:table-cell office:value-type="float" office:value="0.853059999981">
                <text:p>0.853059999981</text:p>
              </table:table-cell>
              <table:table-cell office:value-type="float" office:value="0.783580000038">
                <text:p>0.783580000038</text:p>
              </table:table-cell>
              <table:table-cell office:value-type="float" office:value="0.19036000001">
                <text:p>0.19036000001</text:p>
              </table:table-cell>
              <table:table-cell office:value-type="float" office:value="0.613460000038">
                <text:p>0.613460000038</text:p>
              </table:table-cell>
              <table:table-cell office:value-type="float" office:value="0.844340000038147">
                <text:p>0.844340000038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10024">
                <text:p>0.10024</text:p>
              </table:table-cell>
              <table:table-cell office:value-type="float" office:value="0.91748">
                <text:p>0.91748</text:p>
              </table:table-cell>
              <table:table-cell office:value-type="float" office:value="0.89368">
                <text:p>0.89368</text:p>
              </table:table-cell>
              <table:table-cell office:value-type="float" office:value="0.858460000038">
                <text:p>0.858460000038</text:p>
              </table:table-cell>
              <table:table-cell office:value-type="float" office:value="0.787139999981">
                <text:p>0.787139999981</text:p>
              </table:table-cell>
              <table:table-cell office:value-type="float" office:value="0.20322">
                <text:p>0.20322</text:p>
              </table:table-cell>
              <table:table-cell office:value-type="float" office:value="0.617300000019">
                <text:p>0.617300000019</text:p>
              </table:table-cell>
              <table:table-cell office:value-type="float" office:value="0.8529">
                <text:p>0.8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924039999981">
                <text:p>0.924039999981</text:p>
              </table:table-cell>
              <table:table-cell office:value-type="float" office:value="0.900300000038">
                <text:p>0.900300000038</text:p>
              </table:table-cell>
              <table:table-cell office:value-type="float" office:value="0.86374">
                <text:p>0.86374</text:p>
              </table:table-cell>
              <table:table-cell office:value-type="float" office:value="0.792379999962">
                <text:p>0.792379999962</text:p>
              </table:table-cell>
              <table:table-cell office:value-type="float" office:value="0.206159999981">
                <text:p>0.206159999981</text:p>
              </table:table-cell>
              <table:table-cell office:value-type="float" office:value="0.617379999962">
                <text:p>0.617379999962</text:p>
              </table:table-cell>
              <table:table-cell office:value-type="float" office:value="0.856719999961853">
                <text:p>0.85671999996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10022">
                <text:p>0.10022</text:p>
              </table:table-cell>
              <table:table-cell office:value-type="float" office:value="0.929299999981">
                <text:p>0.929299999981</text:p>
              </table:table-cell>
              <table:table-cell office:value-type="float" office:value="0.90478">
                <text:p>0.90478</text:p>
              </table:table-cell>
              <table:table-cell office:value-type="float" office:value="0.868600000019">
                <text:p>0.868600000019</text:p>
              </table:table-cell>
              <table:table-cell office:value-type="float" office:value="0.79906">
                <text:p>0.79906</text:p>
              </table:table-cell>
              <table:table-cell office:value-type="float" office:value="0.20755999999">
                <text:p>0.20755999999</text:p>
              </table:table-cell>
              <table:table-cell office:value-type="float" office:value="0.624020000019">
                <text:p>0.624020000019</text:p>
              </table:table-cell>
              <table:table-cell office:value-type="float" office:value="0.862599999980927">
                <text:p>0.862599999980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100219999995">
                <text:p>0.100219999995</text:p>
              </table:table-cell>
              <table:table-cell office:value-type="float" office:value="0.93772">
                <text:p>0.93772</text:p>
              </table:table-cell>
              <table:table-cell office:value-type="float" office:value="0.91004">
                <text:p>0.91004</text:p>
              </table:table-cell>
              <table:table-cell office:value-type="float" office:value="0.874259999981">
                <text:p>0.874259999981</text:p>
              </table:table-cell>
              <table:table-cell office:value-type="float" office:value="0.802520000019">
                <text:p>0.802520000019</text:p>
              </table:table-cell>
              <table:table-cell office:value-type="float" office:value="0.21217999999">
                <text:p>0.21217999999</text:p>
              </table:table-cell>
              <table:table-cell office:value-type="float" office:value="0.626499999962">
                <text:p>0.626499999962</text:p>
              </table:table-cell>
              <table:table-cell office:value-type="float" office:value="0.869219999961853">
                <text:p>0.869219999961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100279999998">
                <text:p>0.100279999998</text:p>
              </table:table-cell>
              <table:table-cell office:value-type="float" office:value="0.940980000038">
                <text:p>0.940980000038</text:p>
              </table:table-cell>
              <table:table-cell office:value-type="float" office:value="0.917300000038">
                <text:p>0.917300000038</text:p>
              </table:table-cell>
              <table:table-cell office:value-type="float" office:value="0.8789">
                <text:p>0.8789</text:p>
              </table:table-cell>
              <table:table-cell office:value-type="float" office:value="0.80704">
                <text:p>0.80704</text:p>
              </table:table-cell>
              <table:table-cell office:value-type="float" office:value="0.213740000005">
                <text:p>0.213740000005</text:p>
              </table:table-cell>
              <table:table-cell office:value-type="float" office:value="0.630280000038">
                <text:p>0.630280000038</text:p>
              </table:table-cell>
              <table:table-cell office:value-type="float" office:value="0.87442">
                <text:p>0.87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10024000001">
                <text:p>0.10024000001</text:p>
              </table:table-cell>
              <table:table-cell office:value-type="float" office:value="0.945240000038">
                <text:p>0.945240000038</text:p>
              </table:table-cell>
              <table:table-cell office:value-type="float" office:value="0.920559999962">
                <text:p>0.920559999962</text:p>
              </table:table-cell>
              <table:table-cell office:value-type="float" office:value="0.883559999981">
                <text:p>0.883559999981</text:p>
              </table:table-cell>
              <table:table-cell office:value-type="float" office:value="0.813080000019">
                <text:p>0.813080000019</text:p>
              </table:table-cell>
              <table:table-cell office:value-type="float" office:value="0.21510000001">
                <text:p>0.21510000001</text:p>
              </table:table-cell>
              <table:table-cell office:value-type="float" office:value="0.632139999962">
                <text:p>0.632139999962</text:p>
              </table:table-cell>
              <table:table-cell office:value-type="float" office:value="0.878060000038147">
                <text:p>0.878060000038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100179999998">
                <text:p>0.100179999998</text:p>
              </table:table-cell>
              <table:table-cell office:value-type="float" office:value="0.953460000019">
                <text:p>0.953460000019</text:p>
              </table:table-cell>
              <table:table-cell office:value-type="float" office:value="0.93006">
                <text:p>0.93006</text:p>
              </table:table-cell>
              <table:table-cell office:value-type="float" office:value="0.889700000019">
                <text:p>0.889700000019</text:p>
              </table:table-cell>
              <table:table-cell office:value-type="float" office:value="0.816540000019">
                <text:p>0.816540000019</text:p>
              </table:table-cell>
              <table:table-cell office:value-type="float" office:value="0.21754">
                <text:p>0.21754</text:p>
              </table:table-cell>
              <table:table-cell office:value-type="float" office:value="0.634339999962">
                <text:p>0.634339999962</text:p>
              </table:table-cell>
              <table:table-cell office:value-type="float" office:value="0.88708">
                <text:p>0.88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0999200000095">
                <text:p>0.0999200000095</text:p>
              </table:table-cell>
              <table:table-cell office:value-type="float" office:value="0.95982">
                <text:p>0.95982</text:p>
              </table:table-cell>
              <table:table-cell office:value-type="float" office:value="0.935399999962">
                <text:p>0.935399999962</text:p>
              </table:table-cell>
              <table:table-cell office:value-type="float" office:value="0.897480000038">
                <text:p>0.897480000038</text:p>
              </table:table-cell>
              <table:table-cell office:value-type="float" office:value="0.823119999981">
                <text:p>0.823119999981</text:p>
              </table:table-cell>
              <table:table-cell office:value-type="float" office:value="0.21928">
                <text:p>0.21928</text:p>
              </table:table-cell>
              <table:table-cell office:value-type="float" office:value="0.640059999962">
                <text:p>0.640059999962</text:p>
              </table:table-cell>
              <table:table-cell office:value-type="float" office:value="0.893100000038147">
                <text:p>0.893100000038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956979999981">
                <text:p>0.956979999981</text:p>
              </table:table-cell>
              <table:table-cell office:value-type="float" office:value="0.935499999962">
                <text:p>0.935499999962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0.826160000038">
                <text:p>0.826160000038</text:p>
              </table:table-cell>
              <table:table-cell office:value-type="float" office:value="0.2209">
                <text:p>0.2209</text:p>
              </table:table-cell>
              <table:table-cell office:value-type="float" office:value="0.639419999981">
                <text:p>0.639419999981</text:p>
              </table:table-cell>
              <table:table-cell office:value-type="float" office:value="0.896959999980926">
                <text:p>0.896959999980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100099999998">
                <text:p>0.100099999998</text:p>
              </table:table-cell>
              <table:table-cell office:value-type="float" office:value="0.971939999962">
                <text:p>0.971939999962</text:p>
              </table:table-cell>
              <table:table-cell office:value-type="float" office:value="0.944619999962">
                <text:p>0.944619999962</text:p>
              </table:table-cell>
              <table:table-cell office:value-type="float" office:value="0.906159999981">
                <text:p>0.906159999981</text:p>
              </table:table-cell>
              <table:table-cell office:value-type="float" office:value="0.828580000038">
                <text:p>0.828580000038</text:p>
              </table:table-cell>
              <table:table-cell office:value-type="float" office:value="0.22214000001">
                <text:p>0.22214000001</text:p>
              </table:table-cell>
              <table:table-cell office:value-type="float" office:value="0.64378">
                <text:p>0.64378</text:p>
              </table:table-cell>
              <table:table-cell office:value-type="float" office:value="0.902379999961853">
                <text:p>0.9023799999618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10014">
                <text:p>0.10014</text:p>
              </table:table-cell>
              <table:table-cell office:value-type="float" office:value="0.964220000019">
                <text:p>0.964220000019</text:p>
              </table:table-cell>
              <table:table-cell office:value-type="float" office:value="0.946819999962">
                <text:p>0.946819999962</text:p>
              </table:table-cell>
              <table:table-cell office:value-type="float" office:value="0.9118">
                <text:p>0.9118</text:p>
              </table:table-cell>
              <table:table-cell office:value-type="float" office:value="0.83684">
                <text:p>0.83684</text:p>
              </table:table-cell>
              <table:table-cell office:value-type="float" office:value="0.223179999995">
                <text:p>0.223179999995</text:p>
              </table:table-cell>
              <table:table-cell office:value-type="float" office:value="0.645160000019">
                <text:p>0.645160000019</text:p>
              </table:table-cell>
              <table:table-cell office:value-type="float" office:value="0.908360000038147">
                <text:p>0.908360000038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100460000002">
                <text:p>0.100460000002</text:p>
              </table:table-cell>
              <table:table-cell office:value-type="float" office:value="0.980159999981">
                <text:p>0.980159999981</text:p>
              </table:table-cell>
              <table:table-cell office:value-type="float" office:value="0.953479999962">
                <text:p>0.953479999962</text:p>
              </table:table-cell>
              <table:table-cell office:value-type="float" office:value="0.917199999962">
                <text:p>0.917199999962</text:p>
              </table:table-cell>
              <table:table-cell office:value-type="float" office:value="0.838059999962">
                <text:p>0.838059999962</text:p>
              </table:table-cell>
              <table:table-cell office:value-type="float" office:value="0.22368000001">
                <text:p>0.22368000001</text:p>
              </table:table-cell>
              <table:table-cell office:value-type="float" office:value="0.649880000019">
                <text:p>0.649880000019</text:p>
              </table:table-cell>
              <table:table-cell office:value-type="float" office:value="0.914099999961853">
                <text:p>0.914099999961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100520000002">
                <text:p>0.100520000002</text:p>
              </table:table-cell>
              <table:table-cell office:value-type="float" office:value="0.983879999981">
                <text:p>0.983879999981</text:p>
              </table:table-cell>
              <table:table-cell office:value-type="float" office:value="0.957279999962">
                <text:p>0.957279999962</text:p>
              </table:table-cell>
              <table:table-cell office:value-type="float" office:value="0.92154">
                <text:p>0.92154</text:p>
              </table:table-cell>
              <table:table-cell office:value-type="float" office:value="0.8408">
                <text:p>0.8408</text:p>
              </table:table-cell>
              <table:table-cell office:value-type="float" office:value="0.226319999995">
                <text:p>0.226319999995</text:p>
              </table:table-cell>
              <table:table-cell office:value-type="float" office:value="0.651160000038">
                <text:p>0.651160000038</text:p>
              </table:table-cell>
              <table:table-cell office:value-type="float" office:value="0.916640000038147">
                <text:p>0.916640000038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100540000005">
                <text:p>0.100540000005</text:p>
              </table:table-cell>
              <table:table-cell office:value-type="float" office:value="0.979979999962">
                <text:p>0.979979999962</text:p>
              </table:table-cell>
              <table:table-cell office:value-type="float" office:value="0.96242">
                <text:p>0.96242</text:p>
              </table:table-cell>
              <table:table-cell office:value-type="float" office:value="0.926239999981">
                <text:p>0.926239999981</text:p>
              </table:table-cell>
              <table:table-cell office:value-type="float" office:value="0.847619999962">
                <text:p>0.847619999962</text:p>
              </table:table-cell>
              <table:table-cell office:value-type="float" office:value="0.22694000001">
                <text:p>0.22694000001</text:p>
              </table:table-cell>
              <table:table-cell office:value-type="float" office:value="0.653819999962">
                <text:p>0.653819999962</text:p>
              </table:table-cell>
              <table:table-cell office:value-type="float" office:value="0.926659999980926">
                <text:p>0.926659999980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1004">
                <text:p>0.1004</text:p>
              </table:table-cell>
              <table:table-cell office:value-type="float" office:value="0.985540000019">
                <text:p>0.985540000019</text:p>
              </table:table-cell>
              <table:table-cell office:value-type="float" office:value="0.965940000038">
                <text:p>0.965940000038</text:p>
              </table:table-cell>
              <table:table-cell office:value-type="float" office:value="0.93092">
                <text:p>0.93092</text:p>
              </table:table-cell>
              <table:table-cell office:value-type="float" office:value="0.851559999962">
                <text:p>0.851559999962</text:p>
              </table:table-cell>
              <table:table-cell office:value-type="float" office:value="0.22728000001">
                <text:p>0.22728000001</text:p>
              </table:table-cell>
              <table:table-cell office:value-type="float" office:value="0.6584">
                <text:p>0.6584</text:p>
              </table:table-cell>
              <table:table-cell office:value-type="float" office:value="0.93028">
                <text:p>0.93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1005">
                <text:p>0.1005</text:p>
              </table:table-cell>
              <table:table-cell office:value-type="float" office:value="0.992800000019">
                <text:p>0.992800000019</text:p>
              </table:table-cell>
              <table:table-cell office:value-type="float" office:value="0.962000000019">
                <text:p>0.962000000019</text:p>
              </table:table-cell>
              <table:table-cell office:value-type="float" office:value="0.931699999962">
                <text:p>0.931699999962</text:p>
              </table:table-cell>
              <table:table-cell office:value-type="float" office:value="0.857819999981">
                <text:p>0.857819999981</text:p>
              </table:table-cell>
              <table:table-cell office:value-type="float" office:value="0.22230000001">
                <text:p>0.22230000001</text:p>
              </table:table-cell>
              <table:table-cell office:value-type="float" office:value="0.658399999962">
                <text:p>0.658399999962</text:p>
              </table:table-cell>
              <table:table-cell office:value-type="float" office:value="0.931999999961853">
                <text:p>0.931999999961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99524">
                <text:p>0.99524</text:p>
              </table:table-cell>
              <table:table-cell office:value-type="float" office:value="0.973279999981">
                <text:p>0.973279999981</text:p>
              </table:table-cell>
              <table:table-cell office:value-type="float" office:value="0.9368">
                <text:p>0.9368</text:p>
              </table:table-cell>
              <table:table-cell office:value-type="float" office:value="0.860379999981">
                <text:p>0.860379999981</text:p>
              </table:table-cell>
              <table:table-cell office:value-type="float" office:value="0.21462">
                <text:p>0.21462</text:p>
              </table:table-cell>
              <table:table-cell office:value-type="float" office:value="0.661019999962">
                <text:p>0.661019999962</text:p>
              </table:table-cell>
              <table:table-cell office:value-type="float" office:value="0.94012">
                <text:p>0.94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9966">
                <text:p>0.9966</text:p>
              </table:table-cell>
              <table:table-cell office:value-type="float" office:value="0.975240000038">
                <text:p>0.975240000038</text:p>
              </table:table-cell>
              <table:table-cell office:value-type="float" office:value="0.94418">
                <text:p>0.94418</text:p>
              </table:table-cell>
              <table:table-cell office:value-type="float" office:value="0.861940000019">
                <text:p>0.861940000019</text:p>
              </table:table-cell>
              <table:table-cell office:value-type="float" office:value="0.187239999998">
                <text:p>0.187239999998</text:p>
              </table:table-cell>
              <table:table-cell office:value-type="float" office:value="0.664419999981">
                <text:p>0.664419999981</text:p>
              </table:table-cell>
              <table:table-cell office:value-type="float" office:value="0.944300000019073">
                <text:p>0.944300000019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100419999998">
                <text:p>0.100419999998</text:p>
              </table:table-cell>
              <table:table-cell office:value-type="float" office:value="0.9789">
                <text:p>0.9789</text:p>
              </table:table-cell>
              <table:table-cell office:value-type="float" office:value="0.985599999962">
                <text:p>0.985599999962</text:p>
              </table:table-cell>
              <table:table-cell office:value-type="float" office:value="0.942939999981">
                <text:p>0.942939999981</text:p>
              </table:table-cell>
              <table:table-cell office:value-type="float" office:value="0.866179999962">
                <text:p>0.866179999962</text:p>
              </table:table-cell>
              <table:table-cell office:value-type="float" office:value="0.17">
                <text:p>0.17</text:p>
              </table:table-cell>
              <table:table-cell office:value-type="float" office:value="0.664919999981">
                <text:p>0.664919999981</text:p>
              </table:table-cell>
              <table:table-cell office:value-type="float" office:value="0.946659999961853">
                <text:p>0.94665999996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10046">
                <text:p>0.10046</text:p>
              </table:table-cell>
              <table:table-cell office:value-type="float" office:value="0.9975">
                <text:p>0.9975</text:p>
              </table:table-cell>
              <table:table-cell office:value-type="float" office:value="0.977060000038">
                <text:p>0.977060000038</text:p>
              </table:table-cell>
              <table:table-cell office:value-type="float" office:value="0.946540000038">
                <text:p>0.946540000038</text:p>
              </table:table-cell>
              <table:table-cell office:value-type="float" office:value="0.873579999962">
                <text:p>0.873579999962</text:p>
              </table:table-cell>
              <table:table-cell office:value-type="float" office:value="0.20263999999">
                <text:p>0.20263999999</text:p>
              </table:table-cell>
              <table:table-cell office:value-type="float" office:value="0.667280000019">
                <text:p>0.667280000019</text:p>
              </table:table-cell>
              <table:table-cell office:value-type="float" office:value="0.953800000019074">
                <text:p>0.953800000019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0992200000095">
                <text:p>0.0992200000095</text:p>
              </table:table-cell>
              <table:table-cell office:value-type="float" office:value="0.998240000038">
                <text:p>0.998240000038</text:p>
              </table:table-cell>
              <table:table-cell office:value-type="float" office:value="0.982459999962">
                <text:p>0.982459999962</text:p>
              </table:table-cell>
              <table:table-cell office:value-type="float" office:value="0.957099999981">
                <text:p>0.957099999981</text:p>
              </table:table-cell>
              <table:table-cell office:value-type="float" office:value="0.875839999981">
                <text:p>0.875839999981</text:p>
              </table:table-cell>
              <table:table-cell office:value-type="float" office:value="0.209899999995">
                <text:p>0.209899999995</text:p>
              </table:table-cell>
              <table:table-cell office:value-type="float" office:value="0.672699999962">
                <text:p>0.672699999962</text:p>
              </table:table-cell>
              <table:table-cell office:value-type="float" office:value="0.957200000038147">
                <text:p>0.957200000038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10024">
                <text:p>0.10024</text:p>
              </table:table-cell>
              <table:table-cell office:value-type="float" office:value="0.99862">
                <text:p>0.99862</text:p>
              </table:table-cell>
              <table:table-cell office:value-type="float" office:value="0.98408">
                <text:p>0.98408</text:p>
              </table:table-cell>
              <table:table-cell office:value-type="float" office:value="0.958080000019">
                <text:p>0.958080000019</text:p>
              </table:table-cell>
              <table:table-cell office:value-type="float" office:value="0.881380000019">
                <text:p>0.881380000019</text:p>
              </table:table-cell>
              <table:table-cell office:value-type="float" office:value="0.213779999995">
                <text:p>0.213779999995</text:p>
              </table:table-cell>
              <table:table-cell office:value-type="float" office:value="0.672619999962">
                <text:p>0.672619999962</text:p>
              </table:table-cell>
              <table:table-cell office:value-type="float" office:value="0.963580000038147">
                <text:p>0.963580000038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0998199999905">
                <text:p>0.0998199999905</text:p>
              </table:table-cell>
              <table:table-cell office:value-type="float" office:value="0.999">
                <text:p>0.999</text:p>
              </table:table-cell>
              <table:table-cell office:value-type="float" office:value="0.9876">
                <text:p>0.9876</text:p>
              </table:table-cell>
              <table:table-cell office:value-type="float" office:value="0.964700000019">
                <text:p>0.964700000019</text:p>
              </table:table-cell>
              <table:table-cell office:value-type="float" office:value="0.88434">
                <text:p>0.88434</text:p>
              </table:table-cell>
              <table:table-cell office:value-type="float" office:value="0.21781999999">
                <text:p>0.21781999999</text:p>
              </table:table-cell>
              <table:table-cell office:value-type="float" office:value="0.677120000038">
                <text:p>0.677120000038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10020000001">
                <text:p>0.10020000001</text:p>
              </table:table-cell>
              <table:table-cell office:value-type="float" office:value="0.99914">
                <text:p>0.99914</text:p>
              </table:table-cell>
              <table:table-cell office:value-type="float" office:value="0.996040000019">
                <text:p>0.996040000019</text:p>
              </table:table-cell>
              <table:table-cell office:value-type="float" office:value="0.966700000038">
                <text:p>0.966700000038</text:p>
              </table:table-cell>
              <table:table-cell office:value-type="float" office:value="0.889299999962">
                <text:p>0.889299999962</text:p>
              </table:table-cell>
              <table:table-cell office:value-type="float" office:value="0.22043999999">
                <text:p>0.22043999999</text:p>
              </table:table-cell>
              <table:table-cell office:value-type="float" office:value="0.678640000038">
                <text:p>0.678640000038</text:p>
              </table:table-cell>
              <table:table-cell office:value-type="float" office:value="0.966620000019073">
                <text:p>0.966620000019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10137999999">
                <text:p>0.10137999999</text:p>
              </table:table-cell>
              <table:table-cell office:value-type="float" office:value="0.99926">
                <text:p>0.99926</text:p>
              </table:table-cell>
              <table:table-cell office:value-type="float" office:value="0.99716">
                <text:p>0.99716</text:p>
              </table:table-cell>
              <table:table-cell office:value-type="float" office:value="0.967159999962">
                <text:p>0.967159999962</text:p>
              </table:table-cell>
              <table:table-cell office:value-type="float" office:value="0.8916">
                <text:p>0.8916</text:p>
              </table:table-cell>
              <table:table-cell office:value-type="float" office:value="0.223259999995">
                <text:p>0.223259999995</text:p>
              </table:table-cell>
              <table:table-cell office:value-type="float" office:value="0.680800000038">
                <text:p>0.680800000038</text:p>
              </table:table-cell>
              <table:table-cell office:value-type="float" office:value="0.971360000038147">
                <text:p>0.971360000038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99922">
                <text:p>0.99922</text:p>
              </table:table-cell>
              <table:table-cell office:value-type="float" office:value="0.99782">
                <text:p>0.99782</text:p>
              </table:table-cell>
              <table:table-cell office:value-type="float" office:value="0.973460000038">
                <text:p>0.973460000038</text:p>
              </table:table-cell>
              <table:table-cell office:value-type="float" office:value="0.897300000038">
                <text:p>0.897300000038</text:p>
              </table:table-cell>
              <table:table-cell office:value-type="float" office:value="0.22416000001">
                <text:p>0.22416000001</text:p>
              </table:table-cell>
              <table:table-cell office:value-type="float" office:value="0.682300000019">
                <text:p>0.682300000019</text:p>
              </table:table-cell>
              <table:table-cell office:value-type="float" office:value="0.975860000038147">
                <text:p>0.975860000038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99954">
                <text:p>0.99954</text:p>
              </table:table-cell>
              <table:table-cell office:value-type="float" office:value="0.99854">
                <text:p>0.99854</text:p>
              </table:table-cell>
              <table:table-cell office:value-type="float" office:value="0.979500000019">
                <text:p>0.979500000019</text:p>
              </table:table-cell>
              <table:table-cell office:value-type="float" office:value="0.900860000038">
                <text:p>0.900860000038</text:p>
              </table:table-cell>
              <table:table-cell office:value-type="float" office:value="0.22616">
                <text:p>0.22616</text:p>
              </table:table-cell>
              <table:table-cell office:value-type="float" office:value="0.68486">
                <text:p>0.68486</text:p>
              </table:table-cell>
              <table:table-cell office:value-type="float" office:value="0.977660000019074">
                <text:p>0.9776600000190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100200000005">
                <text:p>0.100200000005</text:p>
              </table:table-cell>
              <table:table-cell office:value-type="float" office:value="0.99932">
                <text:p>0.99932</text:p>
              </table:table-cell>
              <table:table-cell office:value-type="float" office:value="0.99816">
                <text:p>0.99816</text:p>
              </table:table-cell>
              <table:table-cell office:value-type="float" office:value="0.98258">
                <text:p>0.98258</text:p>
              </table:table-cell>
              <table:table-cell office:value-type="float" office:value="0.90488">
                <text:p>0.90488</text:p>
              </table:table-cell>
              <table:table-cell office:value-type="float" office:value="0.22706000001">
                <text:p>0.22706000001</text:p>
              </table:table-cell>
              <table:table-cell office:value-type="float" office:value="0.688400000019">
                <text:p>0.688400000019</text:p>
              </table:table-cell>
              <table:table-cell office:value-type="float" office:value="0.981640000038147">
                <text:p>0.981640000038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0999400000048">
                <text:p>0.0999400000048</text:p>
              </table:table-cell>
              <table:table-cell office:value-type="float" office:value="0.99946">
                <text:p>0.99946</text:p>
              </table:table-cell>
              <table:table-cell office:value-type="float" office:value="0.99886">
                <text:p>0.99886</text:p>
              </table:table-cell>
              <table:table-cell office:value-type="float" office:value="0.984020000038">
                <text:p>0.984020000038</text:p>
              </table:table-cell>
              <table:table-cell office:value-type="float" office:value="0.907279999981">
                <text:p>0.907279999981</text:p>
              </table:table-cell>
              <table:table-cell office:value-type="float" office:value="0.22798">
                <text:p>0.22798</text:p>
              </table:table-cell>
              <table:table-cell office:value-type="float" office:value="0.691640000038">
                <text:p>0.691640000038</text:p>
              </table:table-cell>
              <table:table-cell office:value-type="float" office:value="0.988860000019074">
                <text:p>0.9888600000190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99958">
                <text:p>0.99958</text:p>
              </table:table-cell>
              <table:table-cell office:value-type="float" office:value="0.99884">
                <text:p>0.99884</text:p>
              </table:table-cell>
              <table:table-cell office:value-type="float" office:value="0.982120000038">
                <text:p>0.982120000038</text:p>
              </table:table-cell>
              <table:table-cell office:value-type="float" office:value="0.908460000038">
                <text:p>0.908460000038</text:p>
              </table:table-cell>
              <table:table-cell office:value-type="float" office:value="0.229200000005">
                <text:p>0.229200000005</text:p>
              </table:table-cell>
              <table:table-cell office:value-type="float" office:value="0.691400000019">
                <text:p>0.691400000019</text:p>
              </table:table-cell>
              <table:table-cell office:value-type="float" office:value="0.981340000038147">
                <text:p>0.981340000038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100479999998">
                <text:p>0.100479999998</text:p>
              </table:table-cell>
              <table:table-cell office:value-type="float" office:value="0.99936">
                <text:p>0.99936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981360000038">
                <text:p>0.981360000038</text:p>
              </table:table-cell>
              <table:table-cell office:value-type="float" office:value="0.91762">
                <text:p>0.91762</text:p>
              </table:table-cell>
              <table:table-cell office:value-type="float" office:value="0.230719999981">
                <text:p>0.230719999981</text:p>
              </table:table-cell>
              <table:table-cell office:value-type="float" office:value="0.69242">
                <text:p>0.69242</text:p>
              </table:table-cell>
              <table:table-cell office:value-type="float" office:value="0.990620000019073">
                <text:p>0.990620000019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100160000005">
                <text:p>0.100160000005</text:p>
              </table:table-cell>
              <table:table-cell office:value-type="float" office:value="0.923559999962">
                <text:p>0.923559999962</text:p>
              </table:table-cell>
              <table:table-cell office:value-type="float" office:value="0.99922">
                <text:p>0.99922</text:p>
              </table:table-cell>
              <table:table-cell office:value-type="float" office:value="0.992660000038">
                <text:p>0.992660000038</text:p>
              </table:table-cell>
              <table:table-cell office:value-type="float" office:value="0.92016">
                <text:p>0.92016</text:p>
              </table:table-cell>
              <table:table-cell office:value-type="float" office:value="0.227360000005">
                <text:p>0.227360000005</text:p>
              </table:table-cell>
              <table:table-cell office:value-type="float" office:value="0.694619999981">
                <text:p>0.694619999981</text:p>
              </table:table-cell>
              <table:table-cell office:value-type="float" office:value="0.993740000038147">
                <text:p>0.993740000038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101140000002">
                <text:p>0.101140000002</text:p>
              </table:table-cell>
              <table:table-cell office:value-type="float" office:value="0.984319999981">
                <text:p>0.984319999981</text:p>
              </table:table-cell>
              <table:table-cell office:value-type="float" office:value="0.9995">
                <text:p>0.9995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921300000019">
                <text:p>0.921300000019</text:p>
              </table:table-cell>
              <table:table-cell office:value-type="float" office:value="0.202960000005">
                <text:p>0.202960000005</text:p>
              </table:table-cell>
              <table:table-cell office:value-type="float" office:value="0.696600000019">
                <text:p>0.696600000019</text:p>
              </table:table-cell>
              <table:table-cell office:value-type="float" office:value="0.99508">
                <text:p>0.99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99786">
                <text:p>0.99786</text:p>
              </table:table-cell>
              <table:table-cell office:value-type="float" office:value="0.9823">
                <text:p>0.9823</text:p>
              </table:table-cell>
              <table:table-cell office:value-type="float" office:value="0.9958">
                <text:p>0.9958</text:p>
              </table:table-cell>
              <table:table-cell office:value-type="float" office:value="0.925719999981">
                <text:p>0.925719999981</text:p>
              </table:table-cell>
              <table:table-cell office:value-type="float" office:value="0.19385999999">
                <text:p>0.19385999999</text:p>
              </table:table-cell>
              <table:table-cell office:value-type="float" office:value="0.701359999981">
                <text:p>0.701359999981</text:p>
              </table:table-cell>
              <table:table-cell office:value-type="float" office:value="0.99622">
                <text:p>0.99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100360000005">
                <text:p>0.100360000005</text:p>
              </table:table-cell>
              <table:table-cell office:value-type="float" office:value="0.99948">
                <text:p>0.99948</text:p>
              </table:table-cell>
              <table:table-cell office:value-type="float" office:value="0.97286">
                <text:p>0.97286</text:p>
              </table:table-cell>
              <table:table-cell office:value-type="float" office:value="0.99664">
                <text:p>0.99664</text:p>
              </table:table-cell>
              <table:table-cell office:value-type="float" office:value="0.929039999962">
                <text:p>0.929039999962</text:p>
              </table:table-cell>
              <table:table-cell office:value-type="float" office:value="0.165520000005">
                <text:p>0.165520000005</text:p>
              </table:table-cell>
              <table:table-cell office:value-type="float" office:value="0.702939999981">
                <text:p>0.702939999981</text:p>
              </table:table-cell>
              <table:table-cell office:value-type="float" office:value="0.99648">
                <text:p>0.996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10036000001">
                <text:p>0.10036000001</text:p>
              </table:table-cell>
              <table:table-cell office:value-type="float" office:value="0.99968">
                <text:p>0.99968</text:p>
              </table:table-cell>
              <table:table-cell office:value-type="float" office:value="0.99878">
                <text:p>0.99878</text:p>
              </table:table-cell>
              <table:table-cell office:value-type="float" office:value="0.99722">
                <text:p>0.99722</text:p>
              </table:table-cell>
              <table:table-cell office:value-type="float" office:value="0.932620000019">
                <text:p>0.932620000019</text:p>
              </table:table-cell>
              <table:table-cell office:value-type="float" office:value="0.1">
                <text:p>0.1</text:p>
              </table:table-cell>
              <table:table-cell office:value-type="float" office:value="0.705040000038">
                <text:p>0.705040000038</text:p>
              </table:table-cell>
              <table:table-cell office:value-type="float" office:value="0.99734">
                <text:p>0.99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10034">
                <text:p>0.10034</text:p>
              </table:table-cell>
              <table:table-cell office:value-type="float" office:value="0.99962">
                <text:p>0.99962</text:p>
              </table:table-cell>
              <table:table-cell office:value-type="float" office:value="0.982740000019">
                <text:p>0.982740000019</text:p>
              </table:table-cell>
              <table:table-cell office:value-type="float" office:value="0.99806">
                <text:p>0.99806</text:p>
              </table:table-cell>
              <table:table-cell office:value-type="float" office:value="0.93678">
                <text:p>0.93678</text:p>
              </table:table-cell>
              <table:table-cell office:value-type="float" office:value="0.0999999999952">
                <text:p>0.0999999999952</text:p>
              </table:table-cell>
              <table:table-cell office:value-type="float" office:value="0.705519999981">
                <text:p>0.705519999981</text:p>
              </table:table-cell>
              <table:table-cell office:value-type="float" office:value="0.99746">
                <text:p>0.99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100300000001">
                <text:p>0.100300000001</text:p>
              </table:table-cell>
              <table:table-cell office:value-type="float" office:value="0.99978">
                <text:p>0.99978</text:p>
              </table:table-cell>
              <table:table-cell office:value-type="float" office:value="0.99924">
                <text:p>0.99924</text:p>
              </table:table-cell>
              <table:table-cell office:value-type="float" office:value="0.99806">
                <text:p>0.99806</text:p>
              </table:table-cell>
              <table:table-cell office:value-type="float" office:value="0.939959999981">
                <text:p>0.939959999981</text:p>
              </table:table-cell>
              <table:table-cell office:value-type="float" office:value="0.10000000001">
                <text:p>0.10000000001</text:p>
              </table:table-cell>
              <table:table-cell office:value-type="float" office:value="0.70838">
                <text:p>0.70838</text:p>
              </table:table-cell>
              <table:table-cell office:value-type="float" office:value="0.99832">
                <text:p>0.99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100399999998">
                <text:p>0.1003999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9964">
                <text:p>0.99964</text:p>
              </table:table-cell>
              <table:table-cell office:value-type="float" office:value="0.998680000019">
                <text:p>0.998680000019</text:p>
              </table:table-cell>
              <table:table-cell office:value-type="float" office:value="0.94496">
                <text:p>0.94496</text:p>
              </table:table-cell>
              <table:table-cell office:value-type="float" office:value="0.100000000001">
                <text:p>0.100000000001</text:p>
              </table:table-cell>
              <table:table-cell office:value-type="float" office:value="0.711979999981">
                <text:p>0.711979999981</text:p>
              </table:table-cell>
              <table:table-cell office:value-type="float" office:value="0.99844">
                <text:p>0.9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99968">
                <text:p>0.99968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6740000019">
                <text:p>0.946740000019</text:p>
              </table:table-cell>
              <table:table-cell office:value-type="float" office:value="0.100000000005">
                <text:p>0.100000000005</text:p>
              </table:table-cell>
              <table:table-cell office:value-type="float" office:value="0.715099999981">
                <text:p>0.715099999981</text:p>
              </table:table-cell>
              <table:table-cell office:value-type="float" office:value="0.99878">
                <text:p>0.99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10028000001">
                <text:p>0.10028000001</text:p>
              </table:table-cell>
              <table:table-cell office:value-type="float" office:value="0.99964">
                <text:p>0.99964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8060000038">
                <text:p>0.948060000038</text:p>
              </table:table-cell>
              <table:table-cell office:value-type="float" office:value="0.121380000005">
                <text:p>0.121380000005</text:p>
              </table:table-cell>
              <table:table-cell office:value-type="float" office:value="0.715979999981">
                <text:p>0.715979999981</text:p>
              </table:table-cell>
              <table:table-cell office:value-type="float" office:value="0.99904">
                <text:p>0.99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100280000005">
                <text:p>0.100280000005</text:p>
              </table:table-cell>
              <table:table-cell office:value-type="float" office:value="0.99978">
                <text:p>0.99978</text:p>
              </table:table-cell>
              <table:table-cell office:value-type="float" office:value="0.99972">
                <text:p>0.99972</text:p>
              </table:table-cell>
              <table:table-cell office:value-type="float" office:value="0.99918">
                <text:p>0.99918</text:p>
              </table:table-cell>
              <table:table-cell office:value-type="float" office:value="0.953840000019">
                <text:p>0.953840000019</text:p>
              </table:table-cell>
              <table:table-cell office:value-type="float" office:value="0.10253999999">
                <text:p>0.10253999999</text:p>
              </table:table-cell>
              <table:table-cell office:value-type="float" office:value="0.717640000019">
                <text:p>0.717640000019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100260000002">
                <text:p>0.100260000002</text:p>
              </table:table-cell>
              <table:table-cell office:value-type="float" office:value="0.9998">
                <text:p>0.9998</text:p>
              </table:table-cell>
              <table:table-cell office:value-type="float" office:value="0.99972">
                <text:p>0.99972</text:p>
              </table:table-cell>
              <table:table-cell office:value-type="float" office:value="0.9994">
                <text:p>0.9994</text:p>
              </table:table-cell>
              <table:table-cell office:value-type="float" office:value="0.958060000019">
                <text:p>0.958060000019</text:p>
              </table:table-cell>
              <table:table-cell office:value-type="float" office:value="0.128259999995">
                <text:p>0.128259999995</text:p>
              </table:table-cell>
              <table:table-cell office:value-type="float" office:value="0.720259999962">
                <text:p>0.720259999962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99966">
                <text:p>0.99966</text:p>
              </table:table-cell>
              <table:table-cell office:value-type="float" office:value="0.99972">
                <text:p>0.99972</text:p>
              </table:table-cell>
              <table:table-cell office:value-type="float" office:value="0.99948">
                <text:p>0.99948</text:p>
              </table:table-cell>
              <table:table-cell office:value-type="float" office:value="0.959260000019">
                <text:p>0.959260000019</text:p>
              </table:table-cell>
              <table:table-cell office:value-type="float" office:value="0.11774000001">
                <text:p>0.11774000001</text:p>
              </table:table-cell>
              <table:table-cell office:value-type="float" office:value="0.722260000019">
                <text:p>0.722260000019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99982">
                <text:p>0.99982</text:p>
              </table:table-cell>
              <table:table-cell office:value-type="float" office:value="0.99986">
                <text:p>0.99986</text:p>
              </table:table-cell>
              <table:table-cell office:value-type="float" office:value="0.99936">
                <text:p>0.99936</text:p>
              </table:table-cell>
              <table:table-cell office:value-type="float" office:value="0.962259999981">
                <text:p>0.962259999981</text:p>
              </table:table-cell>
              <table:table-cell office:value-type="float" office:value="0.130459999995">
                <text:p>0.130459999995</text:p>
              </table:table-cell>
              <table:table-cell office:value-type="float" office:value="0.722660000019">
                <text:p>0.722660000019</text:p>
              </table:table-cell>
              <table:table-cell office:value-type="float" office:value="0.99918">
                <text:p>0.999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10026">
                <text:p>0.10026</text:p>
              </table:table-cell>
              <table:table-cell office:value-type="float" office:value="0.99976">
                <text:p>0.99976</text:p>
              </table:table-cell>
              <table:table-cell office:value-type="float" office:value="0.99982">
                <text:p>0.99982</text:p>
              </table:table-cell>
              <table:table-cell office:value-type="float" office:value="0.99958">
                <text:p>0.99958</text:p>
              </table:table-cell>
              <table:table-cell office:value-type="float" office:value="0.963099999981">
                <text:p>0.963099999981</text:p>
              </table:table-cell>
              <table:table-cell office:value-type="float" office:value="0.144359999995">
                <text:p>0.144359999995</text:p>
              </table:table-cell>
              <table:table-cell office:value-type="float" office:value="0.726759999962">
                <text:p>0.726759999962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10024">
                <text:p>0.10024</text:p>
              </table:table-cell>
              <table:table-cell office:value-type="float" office:value="0.99984">
                <text:p>0.99984</text:p>
              </table:table-cell>
              <table:table-cell office:value-type="float" office:value="0.99982">
                <text:p>0.99982</text:p>
              </table:table-cell>
              <table:table-cell office:value-type="float" office:value="0.9997">
                <text:p>0.9997</text:p>
              </table:table-cell>
              <table:table-cell office:value-type="float" office:value="0.973100000019">
                <text:p>0.973100000019</text:p>
              </table:table-cell>
              <table:table-cell office:value-type="float" office:value="0.143800000005">
                <text:p>0.143800000005</text:p>
              </table:table-cell>
              <table:table-cell office:value-type="float" office:value="0.729340000038">
                <text:p>0.729340000038</text:p>
              </table:table-cell>
              <table:table-cell office:value-type="float" office:value="0.99942">
                <text:p>0.99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99984">
                <text:p>0.99984</text:p>
              </table:table-cell>
              <table:table-cell office:value-type="float" office:value="0.99988">
                <text:p>0.99988</text:p>
              </table:table-cell>
              <table:table-cell office:value-type="float" office:value="0.99946">
                <text:p>0.99946</text:p>
              </table:table-cell>
              <table:table-cell office:value-type="float" office:value="0.970879999962">
                <text:p>0.970879999962</text:p>
              </table:table-cell>
              <table:table-cell office:value-type="float" office:value="0.148279999995">
                <text:p>0.148279999995</text:p>
              </table:table-cell>
              <table:table-cell office:value-type="float" office:value="0.73084">
                <text:p>0.73084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99982">
                <text:p>0.99982</text:p>
              </table:table-cell>
              <table:table-cell office:value-type="float" office:value="0.99968">
                <text:p>0.99968</text:p>
              </table:table-cell>
              <table:table-cell office:value-type="float" office:value="0.99948">
                <text:p>0.99948</text:p>
              </table:table-cell>
              <table:table-cell office:value-type="float" office:value="0.9764">
                <text:p>0.9764</text:p>
              </table:table-cell>
              <table:table-cell office:value-type="float" office:value="0.129139999995">
                <text:p>0.129139999995</text:p>
              </table:table-cell>
              <table:table-cell office:value-type="float" office:value="0.732979999962">
                <text:p>0.732979999962</text:p>
              </table:table-cell>
              <table:table-cell office:value-type="float" office:value="0.99952">
                <text:p>0.99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10024">
                <text:p>0.10024</text:p>
              </table:table-cell>
              <table:table-cell office:value-type="float" office:value="0.99982">
                <text:p>0.99982</text:p>
              </table:table-cell>
              <table:table-cell office:value-type="float" office:value="0.99974">
                <text:p>0.99974</text:p>
              </table:table-cell>
              <table:table-cell office:value-type="float" office:value="0.99958">
                <text:p>0.99958</text:p>
              </table:table-cell>
              <table:table-cell office:value-type="float" office:value="0.97682">
                <text:p>0.97682</text:p>
              </table:table-cell>
              <table:table-cell office:value-type="float" office:value="0.123780000005">
                <text:p>0.123780000005</text:p>
              </table:table-cell>
              <table:table-cell office:value-type="float" office:value="0.7323">
                <text:p>0.7323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88">
                <text:p>0.99988</text:p>
              </table:table-cell>
              <table:table-cell office:value-type="float" office:value="0.99974">
                <text:p>0.99974</text:p>
              </table:table-cell>
              <table:table-cell office:value-type="float" office:value="0.978799999962">
                <text:p>0.978799999962</text:p>
              </table:table-cell>
              <table:table-cell office:value-type="float" office:value="0.152240000005">
                <text:p>0.152240000005</text:p>
              </table:table-cell>
              <table:table-cell office:value-type="float" office:value="0.735500000038">
                <text:p>0.735500000038</text:p>
              </table:table-cell>
              <table:table-cell office:value-type="float" office:value="0.99972">
                <text:p>0.999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99994">
                <text:p>0.99994</text:p>
              </table:table-cell>
              <table:table-cell office:value-type="float" office:value="0.99986">
                <text:p>0.99986</text:p>
              </table:table-cell>
              <table:table-cell office:value-type="float" office:value="0.962739999962">
                <text:p>0.962739999962</text:p>
              </table:table-cell>
              <table:table-cell office:value-type="float" office:value="0.981040000019">
                <text:p>0.981040000019</text:p>
              </table:table-cell>
              <table:table-cell office:value-type="float" office:value="0.17266000001">
                <text:p>0.17266000001</text:p>
              </table:table-cell>
              <table:table-cell office:value-type="float" office:value="0.737060000038">
                <text:p>0.737060000038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0.945159999962">
                <text:p>0.945159999962</text:p>
              </table:table-cell>
              <table:table-cell office:value-type="float" office:value="0.987300000019">
                <text:p>0.987300000019</text:p>
              </table:table-cell>
              <table:table-cell office:value-type="float" office:value="0.191219999995">
                <text:p>0.191219999995</text:p>
              </table:table-cell>
              <table:table-cell office:value-type="float" office:value="0.740380000019">
                <text:p>0.740380000019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458">
                <text:p>0.99458</text:p>
              </table:table-cell>
              <table:table-cell office:value-type="float" office:value="0.987519999962">
                <text:p>0.987519999962</text:p>
              </table:table-cell>
              <table:table-cell office:value-type="float" office:value="0.19041999999">
                <text:p>0.19041999999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99972">
                <text:p>0.999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99984">
                <text:p>0.99984</text:p>
              </table:table-cell>
              <table:table-cell office:value-type="float" office:value="0.9998">
                <text:p>0.9998</text:p>
              </table:table-cell>
              <table:table-cell office:value-type="float" office:value="0.99938">
                <text:p>0.99938</text:p>
              </table:table-cell>
              <table:table-cell office:value-type="float" office:value="0.986360000019">
                <text:p>0.986360000019</text:p>
              </table:table-cell>
              <table:table-cell office:value-type="float" office:value="0.164939999995">
                <text:p>0.164939999995</text:p>
              </table:table-cell>
              <table:table-cell office:value-type="float" office:value="0.742579999962">
                <text:p>0.74257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9998">
                <text:p>0.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9968">
                <text:p>0.99968</text:p>
              </table:table-cell>
              <table:table-cell office:value-type="float" office:value="0.97482">
                <text:p>0.97482</text:p>
              </table:table-cell>
              <table:table-cell office:value-type="float" office:value="0.141479999995">
                <text:p>0.141479999995</text:p>
              </table:table-cell>
              <table:table-cell office:value-type="float" office:value="0.747999999981">
                <text:p>0.74799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10024">
                <text:p>0.10024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66">
                <text:p>0.99966</text:p>
              </table:table-cell>
              <table:table-cell office:value-type="float" office:value="0.9905">
                <text:p>0.9905</text:p>
              </table:table-cell>
              <table:table-cell office:value-type="float" office:value="0.10682">
                <text:p>0.10682</text:p>
              </table:table-cell>
              <table:table-cell office:value-type="float" office:value="0.74988">
                <text:p>0.74988</text:p>
              </table:table-cell>
              <table:table-cell office:value-type="float" office:value="0.999840000019074">
                <text:p>0.9998400000190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10023999999">
                <text:p>0.10023999999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74">
                <text:p>0.99974</text:p>
              </table:table-cell>
              <table:table-cell office:value-type="float" office:value="0.993939999962">
                <text:p>0.99393999996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749260000038">
                <text:p>0.74926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0994199999952">
                <text:p>0.0994199999952</text:p>
              </table:table-cell>
              <table:table-cell office:value-type="float" office:value="0.9998">
                <text:p>0.9998</text:p>
              </table:table-cell>
              <table:table-cell office:value-type="float" office:value="0.99982">
                <text:p>0.99982</text:p>
              </table:table-cell>
              <table:table-cell office:value-type="float" office:value="0.99988">
                <text:p>0.99988</text:p>
              </table:table-cell>
              <table:table-cell office:value-type="float" office:value="0.972180000019">
                <text:p>0.97218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751340000038">
                <text:p>0.7513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100700000005">
                <text:p>0.100700000005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86">
                <text:p>0.99986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5248">
                <text:p>0.75248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0.0983399999976">
                <text:p>0.09833999999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582">
                <text:p>0.995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55760000019">
                <text:p>0.755760000019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8304">
                <text:p>0.9830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58780000038">
                <text:p>0.75878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09948">
                <text:p>0.09948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0.99966">
                <text:p>0.99966</text:p>
              </table:table-cell>
              <table:table-cell office:value-type="float" office:value="0.99704">
                <text:p>0.99704</text:p>
              </table:table-cell>
              <table:table-cell office:value-type="float" office:value="0.10002">
                <text:p>0.10002</text:p>
              </table:table-cell>
              <table:table-cell office:value-type="float" office:value="0.757239999981">
                <text:p>0.757239999981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999780000019">
                <text:p>0.999780000019</text:p>
              </table:table-cell>
              <table:table-cell office:value-type="float" office:value="0.9999">
                <text:p>0.9999</text:p>
              </table:table-cell>
              <table:table-cell office:value-type="float" office:value="0.99984">
                <text:p>0.99984</text:p>
              </table:table-cell>
              <table:table-cell office:value-type="float" office:value="0.99782">
                <text:p>0.997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61619999962">
                <text:p>0.761619999962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0985800000024">
                <text:p>0.0985800000024</text:p>
              </table:table-cell>
              <table:table-cell office:value-type="float" office:value="0.99986">
                <text:p>0.99986</text:p>
              </table:table-cell>
              <table:table-cell office:value-type="float" office:value="0.9999">
                <text:p>0.9999</text:p>
              </table:table-cell>
              <table:table-cell office:value-type="float" office:value="0.99992">
                <text:p>0.99992</text:p>
              </table:table-cell>
              <table:table-cell office:value-type="float" office:value="0.9976">
                <text:p>0.997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6548">
                <text:p>0.76548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NaN">
                <text:p>NaN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78140000019">
                <text:p>0.97814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63779999962">
                <text:p>0.7637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88">
                <text:p>0.99988</text:p>
              </table:table-cell>
              <table:table-cell office:value-type="float" office:value="0.997900000019">
                <text:p>0.99790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67119999981">
                <text:p>0.76711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NaN">
                <text:p>NaN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">
                <text:p>0.9999</text:p>
              </table:table-cell>
              <table:table-cell office:value-type="float" office:value="0.99854">
                <text:p>0.9985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771780000019">
                <text:p>0.77178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NaN">
                <text:p>NaN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874">
                <text:p>0.9987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70459999962">
                <text:p>0.770459999962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NaN">
                <text:p>NaN</text:p>
              </table:table-cell>
              <table:table-cell office:value-type="float" office:value="0.99994">
                <text:p>0.99994</text:p>
              </table:table-cell>
              <table:table-cell office:value-type="float" office:value="0.99998">
                <text:p>0.99998</text:p>
              </table:table-cell>
              <table:table-cell office:value-type="float" office:value="0.9998">
                <text:p>0.9998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731">
                <text:p>0.773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92">
                <text:p>0.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7456">
                <text:p>0.7745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9992">
                <text:p>0.9992</text:p>
              </table:table-cell>
              <table:table-cell office:value-type="float" office:value="0.10002">
                <text:p>0.10002</text:p>
              </table:table-cell>
              <table:table-cell office:value-type="float" office:value="0.776159999981">
                <text:p>0.776159999981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140000019">
                <text:p>0.99914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781879999962">
                <text:p>0.78187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NaN">
                <text:p>NaN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26">
                <text:p>0.99926</text:p>
              </table:table-cell>
              <table:table-cell office:value-type="float" office:value="0.10002">
                <text:p>0.10002</text:p>
              </table:table-cell>
              <table:table-cell office:value-type="float" office:value="0.780519999981">
                <text:p>0.78051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6">
                <text:p>0.9993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81560000038">
                <text:p>0.7815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0.939240000019">
                <text:p>0.9392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99942">
                <text:p>0.9994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83579999962">
                <text:p>0.78357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57559999962">
                <text:p>0.9575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85039999962">
                <text:p>0.7850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708">
                <text:p>0.9970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8872">
                <text:p>0.78872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NaN">
                <text:p>NaN</text:p>
              </table:table-cell>
              <table:table-cell office:value-type="float" office:value="0.99992">
                <text:p>0.99992</text:p>
              </table:table-cell>
              <table:table-cell office:value-type="float" office:value="0.99984">
                <text:p>0.99984</text:p>
              </table:table-cell>
              <table:table-cell office:value-type="float" office:value="0.99994">
                <text:p>0.99994</text:p>
              </table:table-cell>
              <table:table-cell office:value-type="float" office:value="0.99936">
                <text:p>0.9993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91800000038">
                <text:p>0.79180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">
                <text:p>0.10002</text:p>
              </table:table-cell>
              <table:table-cell office:value-type="float" office:value="0.792359999981">
                <text:p>0.7923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220000019">
                <text:p>0.99922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93419999981">
                <text:p>0.7934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794540000038">
                <text:p>0.79454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NaN">
                <text:p>NaN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4">
                <text:p>0.9995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97139999981">
                <text:p>0.79713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">
                <text:p>0.10002</text:p>
              </table:table-cell>
              <table:table-cell office:value-type="float" office:value="0.796380000038">
                <text:p>0.7963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">
                <text:p>0.10002</text:p>
              </table:table-cell>
              <table:table-cell office:value-type="float" office:value="0.801100000038">
                <text:p>0.8011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0.801819999962">
                <text:p>0.801819999962</text:p>
              </table:table-cell>
              <table:table-cell office:value-type="float" office:value="0.999980000019074">
                <text:p>0.999980000019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NaN">
                <text:p>NaN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03840000038">
                <text:p>0.80384000003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802919999962">
                <text:p>0.8029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NaN">
                <text:p>NaN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06060000019">
                <text:p>0.80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60000019">
                <text:p>0.99976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07579999981">
                <text:p>0.807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NaN">
                <text:p>NaN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808799999962">
                <text:p>0.80879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NaN">
                <text:p>NaN</text:p>
              </table:table-cell>
              <table:table-cell office:value-type="float" office:value="0.99974">
                <text:p>0.99974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  <table:table-cell office:value-type="float" office:value="0.99968">
                <text:p>0.9996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09859999962">
                <text:p>0.80985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0.813579999962">
                <text:p>0.813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2">
                <text:p>0.9998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NaN">
                <text:p>NaN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2">
                <text:p>0.10002</text:p>
              </table:table-cell>
              <table:table-cell office:value-type="float" office:value="0.816380000019">
                <text:p>0.81638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">
                <text:p>0.10002</text:p>
              </table:table-cell>
              <table:table-cell office:value-type="float" office:value="0.81812">
                <text:p>0.8181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8">
                <text:p>0.9997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1962">
                <text:p>0.8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19620000038">
                <text:p>0.8196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24400000019">
                <text:p>0.8244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24099999962">
                <text:p>0.82409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2916">
                <text:p>0.82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29079999981">
                <text:p>0.8290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">
                <text:p>0.10002</text:p>
              </table:table-cell>
              <table:table-cell office:value-type="float" office:value="0.831580000038">
                <text:p>0.8315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32160000019">
                <text:p>0.832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836800000019">
                <text:p>0.8368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35560000019">
                <text:p>0.835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640000038">
                <text:p>0.8396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180000038">
                <text:p>0.839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659999962">
                <text:p>0.83965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2939999981">
                <text:p>0.8429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5160000038">
                <text:p>0.8451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45960000038">
                <text:p>0.845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47600000019">
                <text:p>0.8476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8880000019">
                <text:p>0.8488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5122">
                <text:p>0.85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53960000019">
                <text:p>0.8539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55400000019">
                <text:p>0.8554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55080000038">
                <text:p>0.8550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56959999981">
                <text:p>0.856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59279999981">
                <text:p>0.8592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60159999962">
                <text:p>0.86015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61799999981">
                <text:p>0.8617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863539999962">
                <text:p>0.8635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66460000019">
                <text:p>0.8664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NaN">
                <text:p>NaN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0.866539999981">
                <text:p>0.8665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868120000038">
                <text:p>0.8681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">
                <text:p>0.10002</text:p>
              </table:table-cell>
              <table:table-cell office:value-type="float" office:value="0.871619999981">
                <text:p>0.8716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873839999981">
                <text:p>0.8738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72620000038">
                <text:p>0.8726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76539999981">
                <text:p>0.8765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80059999981">
                <text:p>0.8800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8006">
                <text:p>0.88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79460000038">
                <text:p>0.879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0.882119999981">
                <text:p>0.8821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82719999981">
                <text:p>0.882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8512">
                <text:p>0.88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8688">
                <text:p>0.88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87240000019">
                <text:p>0.88724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9044">
                <text:p>0.89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9138">
                <text:p>0.89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1720000038">
                <text:p>0.8917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94620000038">
                <text:p>0.8946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6260000019">
                <text:p>0.8962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6360000019">
                <text:p>0.8963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95460000019">
                <text:p>0.8954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903780000019">
                <text:p>0.9037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464">
                <text:p>0.9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3739999962">
                <text:p>0.9037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907619999981">
                <text:p>0.9076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91056">
                <text:p>0.910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